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源ノ角ゴシック Heavy2" svg:font-family="'源ノ角ゴシック Heavy'" style:font-adornments="Heavy" style:font-pitch="variable"/>
    <style:font-face style:name="源ノ角ゴシック Light3" svg:font-family="'源ノ角ゴシック Light'" style:font-adornments="標準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3" svg:font-family="'Source Sans Pro Light'" style:font-adornments="Semibold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724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1-outline1">
      <style:graphic-properties fo:min-height="12.75cm"/>
    </style:style>
    <style:style style:name="pr8" style:family="presentation" style:parent-style-name="alizarin1-notes">
      <style:graphic-properties draw:fill-color="#ffffff" draw:auto-grow-height="true" fo:min-height="13.364cm"/>
    </style:style>
    <style:style style:name="pr9" style:family="presentation" style:parent-style-name="alizarin1-outline1">
      <style:graphic-properties fo:min-height="6.75cm"/>
    </style:style>
    <style:style style:name="co1" style:family="table-column">
      <style:table-column-properties style:column-width="3.365cm" style:use-optimal-column-width="false"/>
    </style:style>
    <style:style style:name="co2" style:family="table-column">
      <style:table-column-properties style:column-width="24.365cm" style:use-optimal-column-width="false"/>
    </style:style>
    <style:style style:name="ro1" style:family="table-row">
      <style:table-row-properties style:row-height="1.441cm"/>
    </style:style>
    <style:style style:name="ro2" style:family="table-row">
      <style:table-row-properties style:row-height="2.049cm"/>
    </style:style>
    <style:style style:name="ro3" style:family="table-row">
      <style:table-row-properties style:row-height="1.4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text-align="center" style:text-autospace="none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color="#ff0000"/>
    </style:style>
    <style:style style:name="T2" style:family="text">
      <style:text-properties fo:color="#000000"/>
    </style:style>
    <style:style style:name="T3" style:family="text">
      <style:text-properties fo:color="#0000cd"/>
    </style:style>
    <style:style style:name="T4" style:family="text">
      <style:text-properties fo:color="#a52a2a"/>
    </style:style>
    <style:style style:name="T5" style:family="text">
      <style:text-properties fo:color="#800000"/>
    </style:style>
    <style:style style:name="T6" style:family="text">
      <style:text-properties fo:font-variant="normal" fo:text-transform="none" fo:color="#0000cd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font-name-asian="源ノ角ゴシック Medium2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a52a2a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font-name-asian="源ノ角ゴシック Medium2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0000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font-name-asian="源ノ角ゴシック Medium2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font-name-asian="源ノ角ゴシック Medium2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font-name-asian="源ノ角ゴシック Medium2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800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variant="normal" fo:text-transform="none" fo:color="#0000cd" style:text-outline="false" style:text-line-through-style="none" style:text-line-through-type="none" style:font-name="Source Sans Pro Light2" fo:font-size="22pt" fo:font-style="normal" fo:text-shadow="none" style:text-underline-style="none" fo:font-weight="250" style:letter-kerning="true" style:font-name-asian="源ノ角ゴシック Light2" style:font-size-asian="20pt" style:font-style-asian="normal" style:font-weight-asian="250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a52a2a" style:text-outline="false" style:text-line-through-style="none" style:text-line-through-type="none" style:font-name="Source Sans Pro Light2" fo:font-size="22pt" fo:font-style="normal" fo:text-shadow="none" style:text-underline-style="none" fo:font-weight="250" style:letter-kerning="true" style:font-name-asian="源ノ角ゴシック Light2" style:font-size-asian="20pt" style:font-style-asian="normal" style:font-weight-asian="250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0000" style:text-outline="false" style:text-line-through-style="none" style:text-line-through-type="none" style:font-name="Source Sans Pro Light2" fo:font-size="22pt" fo:font-style="normal" fo:text-shadow="none" style:text-underline-style="none" fo:font-weight="250" style:letter-kerning="true" style:font-name-asian="源ノ角ゴシック Light2" style:font-size-asian="20pt" style:font-style-asian="normal" style:font-weight-asian="250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0000" style:text-outline="false" style:text-line-through-style="none" style:text-line-through-type="none" style:font-name="Source Sans Pro Light2" fo:font-size="22pt" fo:font-style="normal" fo:text-shadow="none" style:text-underline-style="none" fo:font-weight="bold" style:letter-kerning="true" style:font-name-asian="源ノ角ゴシック Light2" style:font-size-asian="20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cd" style:text-outline="false" style:text-line-through-style="none" style:text-line-through-type="none" style:font-name="Source Sans Pro Light2" fo:font-size="22pt" fo:font-style="normal" fo:text-shadow="none" style:text-underline-style="none" fo:font-weight="bold" style:letter-kerning="true" style:font-name-asian="源ノ角ゴシック Light2" style:font-size-asian="20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a52a2a" style:text-outline="false" style:text-line-through-style="none" style:text-line-through-type="none" style:font-name="Source Sans Pro Light2" fo:font-size="22pt" fo:font-style="normal" fo:text-shadow="none" style:text-underline-style="none" fo:font-weight="bold" style:letter-kerning="true" style:font-name-asian="源ノ角ゴシック Light2" style:font-size-asian="20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daa520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font-name-asian="源ノ角ゴシック Medium2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8000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font-name-asian="源ノ角ゴシック Medium2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font-name-asian="源ノ角ゴシック Medium2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22pt" fo:font-weight="bold" style:font-size-asian="20pt" style:font-weight-asian="bold" style:font-size-complex="22pt" style:font-weight-complex="bold"/>
    </style:style>
    <style:style style:name="T23" style:family="text">
      <style:text-properties fo:font-variant="normal" fo:text-transform="none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font-name-asian="源ノ角ゴシック Medium2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text-outline="false" style:text-line-through-style="none" style:text-line-through-type="none" style:font-name="Source Sans Pro Light2" fo:font-size="22pt" fo:font-style="normal" fo:text-shadow="none" style:text-underline-style="none" fo:font-weight="250" style:letter-kerning="true" style:font-name-asian="源ノ角ゴシック Light2" style:font-size-asian="20pt" style:font-style-asian="normal" style:font-weight-asian="250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Source Sans Pro Light2" fo:font-size="22pt" fo:font-style="normal" fo:text-shadow="none" style:text-underline-style="none" fo:font-weight="250" style:letter-kerning="true" style:font-name-asian="源ノ角ゴシック Light2" style:font-size-asian="20pt" style:font-style-asian="normal" style:font-weight-asian="250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800000" fo:font-weight="bold" style:font-weight-asian="bold" style:font-weight-complex="bold"/>
    </style:style>
    <style:style style:name="T27" style:family="text">
      <style:text-properties style:use-window-font-color="true"/>
    </style:style>
    <style:style style:name="T28" style:family="text">
      <style:text-properties fo:color="#daa52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PHP (Continued)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e and time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1">&lt;?php</text:span><text:span text:style-name="T2"><text:line-break/></text:span><text:span text:style-name="T3">echo</text:span><text:span text:style-name="T2"> </text:span><text:span text:style-name="T4">"Today is "</text:span><text:span text:style-name="T2"> . date(</text:span><text:span text:style-name="T4">"Y/m/d"</text:span><text:span text:style-name="T2">) . </text:span><text:span text:style-name="T4">"&lt;br&gt;"</text:span><text:span text:style-name="T2">;</text:span><text:span text:style-name="T2"><text:line-break/></text:span><text:span text:style-name="T3">echo</text:span><text:span text:style-name="T2"> </text:span><text:span text:style-name="T4">"Today is "</text:span><text:span text:style-name="T2"> . date(</text:span><text:span text:style-name="T4">"Y.m.d"</text:span><text:span text:style-name="T2">) . </text:span><text:span text:style-name="T4">"&lt;br&gt;"</text:span><text:span text:style-name="T2">;</text:span><text:span text:style-name="T2"><text:line-break/></text:span><text:span text:style-name="T3">echo</text:span><text:span text:style-name="T2"> </text:span><text:span text:style-name="T4">"Today is "</text:span><text:span text:style-name="T2"> . date(</text:span><text:span text:style-name="T4">"Y-m-d"</text:span><text:span text:style-name="T2">) . </text:span><text:span text:style-name="T4">"&lt;br&gt;"</text:span><text:span text:style-name="T2">;</text:span><text:span text:style-name="T2"><text:line-break/></text:span><text:span text:style-name="T3">echo</text:span><text:span text:style-name="T2"> </text:span><text:span text:style-name="T4">"Today is "</text:span><text:span text:style-name="T2"> . date(</text:span><text:span text:style-name="T4">"l"</text:span><text:span text:style-name="T2">);</text:span></text:p>
            <text:p><text:span text:style-name="T3">echo</text:span><text:span text:style-name="T2"> </text:span><text:span text:style-name="T4">"The time is "</text:span><text:span text:style-name="T2"> . date(</text:span><text:span text:style-name="T4">"h:i:sa"</text:span><text:span text:style-name="T2">);</text:span></text:p>
            <text:p><text:span text:style-name="T2">date_default_timezone_set(</text:span><text:span text:style-name="T4">"Asia/Kolkata"</text:span><text:span text:style-name="T2">);</text:span><text:span text:style-name="T2"><text:line-break/></text:span><text:span text:style-name="T3">echo</text:span><text:span text:style-name="T2"> </text:span><text:span text:style-name="T4">"The time is "</text:span><text:span text:style-name="T2"> . date(</text:span><text:span text:style-name="T4">"h:i:sa"</text:span><text:span text:style-name="T2">);</text:span></text:p>
            <text:p><text:span text:style-name="T2">$d=mktime(</text:span><text:span text:style-name="T1">11</text:span><text:span text:style-name="T2">, </text:span><text:span text:style-name="T1">14</text:span><text:span text:style-name="T2">, </text:span><text:span text:style-name="T1">54</text:span><text:span text:style-name="T2">, </text:span><text:span text:style-name="T1">8</text:span><text:span text:style-name="T2">, </text:span><text:span text:style-name="T1">12</text:span><text:span text:style-name="T2">, </text:span><text:span text:style-name="T1">2014</text:span><text:span text:style-name="T2">);</text:span><text:span text:style-name="T2"><text:line-break/></text:span><text:span text:style-name="T3">echo</text:span><text:span text:style-name="T2"> </text:span><text:span text:style-name="T4">"Created date is "</text:span><text:span text:style-name="T2"> . date(</text:span><text:span text:style-name="T4">"Y-m-d h:i:sa"</text:span><text:span text:style-name="T2">, $d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trtotime()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2">$d=strtotime(</text:span><text:span text:style-name="T4">"10:30pm April 15 2014"</text:span><text:span text:style-name="T2">);</text:span><text:span text:style-name="T2"><text:line-break/></text:span><text:span text:style-name="T3">echo</text:span><text:span text:style-name="T2"> </text:span><text:span text:style-name="T4">"Created date is "</text:span><text:span text:style-name="T2"> . date(</text:span><text:span text:style-name="T4">"Y-m-d h:i:sa"</text:span><text:span text:style-name="T2">, $d);</text:span></text:p>
            <text:p><text:span text:style-name="T2">$d=strtotime(</text:span><text:span text:style-name="T4">"tomorrow"</text:span><text:span text:style-name="T2">);</text:span><text:span text:style-name="T2"><text:line-break/></text:span><text:span text:style-name="T3">echo</text:span><text:span text:style-name="T2"> date(</text:span><text:span text:style-name="T4">"Y-m-d h:i:sa"</text:span><text:span text:style-name="T2">, $d) . </text:span><text:span text:style-name="T4">"&lt;br&gt;"</text:span><text:span text:style-name="T2">;</text:span><text:span text:style-name="T2"><text:line-break/></text:span><text:span text:style-name="T2">$d=strtotime(</text:span><text:span text:style-name="T4">"next Saturday"</text:span><text:span text:style-name="T2">);</text:span><text:span text:style-name="T2"><text:line-break/></text:span><text:span text:style-name="T3">echo</text:span><text:span text:style-name="T2"> date(</text:span><text:span text:style-name="T4">"Y-m-d h:i:sa"</text:span><text:span text:style-name="T2">, $d) . </text:span><text:span text:style-name="T4">"&lt;br&gt;"</text:span><text:span text:style-name="T2">;</text:span><text:span text:style-name="T2"><text:line-break/></text:span><text:span text:style-name="T2">$d=strtotime(</text:span><text:span text:style-name="T4">"+3 Months"</text:span><text:span text:style-name="T2">);</text:span><text:span text:style-name="T2"><text:line-break/></text:span><text:span text:style-name="T3">echo</text:span><text:span text:style-name="T2"> date(</text:span><text:span text:style-name="T4">"Y-m-d h:i:sa"</text:span><text:span text:style-name="T2">, $d) . </text:span><text:span text:style-name="T4">"&lt;br&gt;"</text:span><text:span text:style-name="T2">;</text:span><text:span text:style-name="T2"><text:line-break/></text:span><text:span text:style-name="T2"/></text:p>
            <text:p>However, strtotime() is not perfect, so remember to check the strings you put in there.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clude/ require</text:p>
          </draw:text-box>
        </draw:frame>
        <draw:frame presentation:style-name="pr5" draw:layer="layout" svg:width="25.5cm" svg:height="13cm" svg:x="1cm" svg:y="5.5cm" presentation:class="outline">
          <draw:text-box>
            <text:p>The include (or require) statement takes all the text/code/markup that exists in the specified file and copies it into the file that uses the include statement.</text:p>
            <text:p>The include and require statements are identical, except upon failure: </text:p>
            <text:p><text:span text:style-name="T5">require will produce a fatal error (E_COMPILE_ERROR) and stop the script </text:span></text:p>
            <text:p><text:span text:style-name="T5">include will only produce a warning (E_WARNING) and the script will continu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clude Example: 1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p>Assume we have a standard footer file called "footer.php", that looks like this:</text:p>
            <text:p>&lt;?php<text:line-break/>echo "&lt;p&gt;Copyright &amp;copy; 1999-" . date("Y") . " W3Schools.com&lt;/p&gt;";<text:line-break/>?&gt;</text:p>
            <text:p>To include the footer file in a page, use the include statement:</text:p>
          </draw:text-box>
        </draw:frame>
        <draw:frame presentation:style-name="pr5" draw:layer="layout" svg:width="12.443cm" svg:height="13cm" svg:x="14.066cm" svg:y="5.5cm" presentation:class="outline">
          <draw:text-box>
            <text:p><text:span text:style-name="T3">&lt;</text:span><text:span text:style-name="T4">html</text:span><text:span text:style-name="T3">&gt;</text:span><text:line-break/><text:span text:style-name="T3">&lt;</text:span><text:span text:style-name="T4">body</text:span><text:span text:style-name="T3">&gt;</text:span><text:line-break/><text:line-break/><text:span text:style-name="T3">&lt;</text:span><text:span text:style-name="T4">h1</text:span><text:span text:style-name="T3">&gt;</text:span>Welcome to my home page!<text:span text:style-name="T3">&lt;</text:span><text:span text:style-name="T4">/h1</text:span><text:span text:style-name="T3">&gt;</text:span><text:line-break/><text:span text:style-name="T3">&lt;</text:span><text:span text:style-name="T4">p</text:span><text:span text:style-name="T3">&gt;</text:span>Some text.<text:span text:style-name="T3">&lt;</text:span><text:span text:style-name="T4">/p</text:span><text:span text:style-name="T3">&gt;</text:span><text:line-break/><text:span text:style-name="T3">&lt;</text:span><text:span text:style-name="T4">p</text:span><text:span text:style-name="T3">&gt;</text:span>Some more text.<text:span text:style-name="T3">&lt;</text:span><text:span text:style-name="T4">/p</text:span><text:span text:style-name="T3">&gt;</text:span><text:line-break/><text:span text:style-name="T1">&lt;?php</text:span><text:span text:style-name="T2"> </text:span><text:span text:style-name="T3">include</text:span><text:span text:style-name="T2"> </text:span><text:span text:style-name="T4">'footer.php'</text:span><text:span text:style-name="T2">;</text:span><text:span text:style-name="T1">?&gt;</text:span><text:line-break/><text:line-break/><text:span text:style-name="T3">&lt;</text:span><text:span text:style-name="T4">/body</text:span><text:span text:style-name="T3">&gt;</text:span><text:line-break/><text:span text:style-name="T3">&lt;</text:span><text:span text:style-name="T4">/html</text:span><text:span text:style-name="T3">&gt;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clude Example: 2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p>Assume we have a standard menu file called "menu.php":</text:p>
            <text:p>&lt;?php</text:p>
            <text:p>echo '&lt;a href="/default.asp"&gt;Home&lt;/a&gt; -</text:p>
            <text:p>&lt;a href="/html/default.asp"&gt;HTML Tutorial&lt;/a&gt; -</text:p>
            <text:p>&lt;a href="/css/default.asp"&gt;CSS Tutorial&lt;/a&gt; -</text:p>
            <text:p>&lt;a href="/js/default.asp"&gt;JavaScript Tutorial&lt;/a&gt; -</text:p>
            <text:p>&lt;a href="default.asp"&gt;PHP Tutorial&lt;/a&gt;';</text:p>
            <text:p>?&gt;</text:p>
          </draw:text-box>
        </draw:frame>
        <draw:frame presentation:style-name="pr5" draw:layer="layout" svg:width="12.443cm" svg:height="13cm" svg:x="14.066cm" svg:y="5.5cm" presentation:class="outline">
          <draw:text-box>
            <text:p><text:span text:style-name="T6">&lt;</text:span><text:span text:style-name="T7">html</text:span><text:span text:style-name="T6">&gt;</text:span><text:span text:style-name="T6"><text:line-break/></text:span><text:span text:style-name="T6">&lt;</text:span><text:span text:style-name="T7">body</text:span><text:span text:style-name="T6">&gt;</text:span><text:span text:style-name="T6"><text:line-break/></text:span><text:span text:style-name="T6"><text:line-break/></text:span><text:span text:style-name="T6">&lt;</text:span><text:span text:style-name="T7">div</text:span><text:span text:style-name="T8"> class</text:span><text:span text:style-name="T6">="menu"&gt;</text:span><text:span text:style-name="T6"><text:line-break/></text:span><text:span text:style-name="T8">&lt;?php</text:span><text:span text:style-name="T9"> </text:span><text:span text:style-name="T6">include</text:span><text:span text:style-name="T9"> </text:span><text:span text:style-name="T7">'menu.php'</text:span><text:span text:style-name="T9">;</text:span><text:span text:style-name="T8">?&gt;</text:span><text:span text:style-name="T6"><text:line-break/></text:span><text:span text:style-name="T6">&lt;</text:span><text:span text:style-name="T7">/div</text:span><text:span text:style-name="T6">&gt;</text:span><text:span text:style-name="T6"><text:line-break/></text:span><text:span text:style-name="T6"><text:line-break/></text:span><text:span text:style-name="T6">&lt;</text:span><text:span text:style-name="T7">h1</text:span><text:span text:style-name="T6">&gt;Welcome to my home page!&lt;</text:span><text:span text:style-name="T7">/h1</text:span><text:span text:style-name="T6">&gt;</text:span><text:span text:style-name="T6"><text:line-break/></text:span><text:span text:style-name="T6">&lt;</text:span><text:span text:style-name="T7">p</text:span><text:span text:style-name="T6">&gt;Some text.&lt;</text:span><text:span text:style-name="T7">/p</text:span><text:span text:style-name="T6">&gt;</text:span><text:span text:style-name="T6"><text:line-break/></text:span><text:span text:style-name="T6">&lt;</text:span><text:span text:style-name="T7">p</text:span><text:span text:style-name="T6">&gt;Some more text.&lt;</text:span><text:span text:style-name="T7">/p</text:span><text:span text:style-name="T6">&gt;</text:span><text:span text:style-name="T6"><text:line-break/></text:span><text:span text:style-name="T6"><text:line-break/></text:span><text:span text:style-name="T6">&lt;</text:span><text:span text:style-name="T7">/body</text:span><text:span text:style-name="T6">&gt;</text:span><text:span text:style-name="T6"><text:line-break/></text:span><text:span text:style-name="T6">&lt;</text:span><text:span text:style-name="T7">/html</text:span><text:span text:style-name="T6">&gt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1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PHP: File Handling</text:p>
          </draw:text-box>
        </draw:frame>
        <draw:frame presentation:style-name="pr7" draw:layer="layout" svg:width="25.5cm" svg:height="7cm" svg:x="1.5cm" svg:y="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adfile()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2">
              <text:list-item>
                <text:p><text:span text:style-name="T5">text file called "webdictionary.txt"</text:span></text:p>
              </text:list-item>
              <text:list-item>
                <text:p>AJAX = Asynchronous JavaScript and XML</text:p>
              </text:list-item>
              <text:list-item>
                <text:p>CSS = Cascading Style Sheets</text:p>
              </text:list-item>
              <text:list-item>
                <text:p>HTML = Hyper Text Markup Language</text:p>
              </text:list-item>
              <text:list-item>
                <text:p>PHP = PHP Hypertext Preprocessor</text:p>
              </text:list-item>
              <text:list-item>
                <text:p>SQL = Structured Query Language</text:p>
              </text:list-item>
              <text:list-item>
                <text:p>SVG = Scalable Vector Graphics</text:p>
              </text:list-item>
              <text:list-item>
                <text:p>XML = EXtensible Markup Language</text:p>
              </text:list-item>
            </text:list>
          </draw:text-box>
        </draw:frame>
        <draw:frame presentation:style-name="pr5" draw:layer="layout" svg:width="12.443cm" svg:height="13cm" svg:x="14.066cm" svg:y="5.5cm" presentation:class="outline">
          <draw:text-box>
            <text:p><text:span text:style-name="T8">PHP code to read the file and write it to the output</text:span></text:p>
            <text:p><text:span text:style-name="T8"/></text:p>
            <text:p><text:span text:style-name="T8">&lt;?php</text:span><text:span text:style-name="T9"><text:line-break/></text:span><text:span text:style-name="T6">echo</text:span><text:span text:style-name="T9"> readfile(</text:span><text:span text:style-name="T7">"webdictionary.txt"</text:span><text:span text:style-name="T9">);</text:span><text:span text:style-name="T9"><text:line-break/></text:span><text:span text:style-name="T8">?&gt;</text:span><text:span text:style-name="T10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open(), fread()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p><text:span text:style-name="T1">&lt;?php</text:span><text:span text:style-name="T2"><text:line-break/></text:span><text:span text:style-name="T2">$myfile = fopen(</text:span><text:span text:style-name="T4">"webdictionary.txt"</text:span><text:span text:style-name="T2">, </text:span><text:span text:style-name="T4">"r"</text:span><text:span text:style-name="T2">) </text:span><text:span text:style-name="T3">or</text:span><text:span text:style-name="T2"> </text:span><text:span text:style-name="T3">die</text:span><text:span text:style-name="T2">(</text:span><text:span text:style-name="T4">"Unable to open file!"</text:span><text:span text:style-name="T2">);</text:span></text:p>
            <text:p><text:span text:style-name="T2">...</text:span><text:span text:style-name="T2"><text:line-break/></text:span><text:span text:style-name="T2">//The following PHP code reads the "webdictionary.txt" file to the end:</text:span></text:p>
            <text:p><text:span text:style-name="T3">echo</text:span><text:span text:style-name="T2"> fread($myfile,filesize(</text:span><text:span text:style-name="T4">"webdictionary.txt"</text:span><text:span text:style-name="T2">));</text:span></text:p>
            <text:p><text:span text:style-name="T2">....</text:span><text:span text:style-name="T2"><text:line-break/></text:span><text:span text:style-name="T2">// read one line</text:span></text:p>
            <text:p><text:span text:style-name="T3">echo</text:span><text:span text:style-name="T2"> fgets($myfile);</text:span><text:span text:style-name="T2"><text:line-break/></text:span><text:span text:style-name="T2">fclose($myfile);</text:span></text:p>
          </draw:text-box>
        </draw:frame>
        <draw:frame presentation:style-name="pr5" draw:layer="layout" svg:width="12.443cm" svg:height="13cm" svg:x="14.066cm" svg:y="5.5cm" presentation:class="outline">
          <draw:text-box>
            <text:p><text:span text:style-name="T11">// Output one line until end-of-file</text:span><text:span text:style-name="T11"><text:line-break/></text:span><text:span text:style-name="T3">while</text:span><text:span text:style-name="T2">(!feof($myfile)) {</text:span><text:span text:style-name="T2"><text:line-break/></text:span><text:span text:style-name="T2">  </text:span><text:span text:style-name="T3">echo</text:span><text:span text:style-name="T2"> fgets($myfile) . </text:span><text:span text:style-name="T4">"&lt;br&gt;"</text:span><text:span text:style-name="T2">;</text:span><text:span text:style-name="T2"><text:line-break/></text:span><text:span text:style-name="T2">}</text:span></text:p>
            <text:p><text:span text:style-name="T2">....</text:span></text:p>
            <text:p><text:span text:style-name="T11">// Output one character until end-of-file</text:span><text:span text:style-name="T11"><text:line-break/></text:span><text:span text:style-name="T3">while</text:span><text:span text:style-name="T2">(!feof($myfile)) {</text:span><text:span text:style-name="T2"><text:line-break/></text:span><text:span text:style-name="T2">  </text:span><text:span text:style-name="T3">echo</text:span><text:span text:style-name="T2"> fgetc($myfile);</text:span><text:span text:style-name="T2"><text:line-break/></text:span><text:span text:style-name="T2">}</text:span></text:p>
            <text:p><text:span text:style-name="T2">....</text:span></text:p>
            <text:p><text:span text:style-name="T2"><text:line-break/></text:span><text:span text:style-name="T1">?&gt;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open(), <text:s/>fwrite()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p><text:span text:style-name="T8">&lt;?php</text:span><text:span text:style-name="T9"><text:line-break/></text:span><text:span text:style-name="T9">$myfile = fopen(</text:span><text:span text:style-name="T7">"newfile.txt"</text:span><text:span text:style-name="T9">, </text:span><text:span text:style-name="T7">"w"</text:span><text:span text:style-name="T9">) </text:span><text:span text:style-name="T6">or</text:span><text:span text:style-name="T9"> </text:span><text:span text:style-name="T6">die</text:span><text:span text:style-name="T9">(</text:span><text:span text:style-name="T7">"Unable to open file!"</text:span><text:span text:style-name="T9">);</text:span><text:span text:style-name="T9"><text:line-break/></text:span><text:span text:style-name="T9">$txt = </text:span><text:span text:style-name="T7">"John Doe\n"</text:span><text:span text:style-name="T9">;</text:span><text:span text:style-name="T9"><text:line-break/></text:span><text:span text:style-name="T9">fwrite($myfile, $txt);</text:span><text:span text:style-name="T9"><text:line-break/></text:span><text:span text:style-name="T9">$txt = </text:span><text:span text:style-name="T7">"Jane Doe\n"</text:span><text:span text:style-name="T9">;</text:span><text:span text:style-name="T9"><text:line-break/></text:span><text:span text:style-name="T9">fwrite($myfile, $txt);</text:span><text:span text:style-name="T9"><text:line-break/></text:span><text:span text:style-name="T9">fclose($myfile);</text:span><text:span text:style-name="T9"><text:line-break/></text:span><text:span text:style-name="T8">?&gt;</text:span><text:span text:style-name="T6"> </text:span></text:p>
          </draw:text-box>
        </draw:frame>
        <draw:frame presentation:style-name="pr5" draw:layer="layout" svg:width="12.443cm" svg:height="13cm" svg:x="14.066cm" svg:y="5.5cm" presentation:class="outline" presentation:user-transformed="true">
          <draw:text-box>
            <text:p>Overwriting</text:p>
            <text:p><text:span text:style-name="T8">&lt;?php</text:span><text:span text:style-name="T9"><text:line-break/></text:span><text:span text:style-name="T9">$myfile = fopen(</text:span><text:span text:style-name="T7">"newfile.txt"</text:span><text:span text:style-name="T9">, </text:span><text:span text:style-name="T7">"w"</text:span><text:span text:style-name="T9">) </text:span><text:span text:style-name="T6">or</text:span><text:span text:style-name="T9"> </text:span><text:span text:style-name="T6">die</text:span><text:span text:style-name="T9">(</text:span><text:span text:style-name="T7">"Unable to open file!"</text:span><text:span text:style-name="T9">);</text:span><text:span text:style-name="T9"><text:line-break/></text:span><text:span text:style-name="T9">$txt = </text:span><text:span text:style-name="T7">"Mickey Mouse\n"</text:span><text:span text:style-name="T9">;</text:span><text:span text:style-name="T9"><text:line-break/></text:span><text:span text:style-name="T9">fwrite($myfile, $txt);</text:span><text:span text:style-name="T9"><text:line-break/></text:span><text:span text:style-name="T9">$txt = </text:span><text:span text:style-name="T7">"Minnie Mouse\n"</text:span><text:span text:style-name="T9">;</text:span><text:span text:style-name="T9"><text:line-break/></text:span><text:span text:style-name="T9">fwrite($myfile, $txt);</text:span><text:span text:style-name="T9"><text:line-break/></text:span><text:span text:style-name="T9">fclose($myfile);</text:span><text:span text:style-name="T9"><text:line-break/></text:span><text:span text:style-name="T8">?&gt;</text:span><text:span text:style-name="T6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le open mode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standard" draw:layer="layout" svg:width="27.729cm" svg:height="15.399cm" svg:x="0cm" svg:y="3.70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3"><text:span text:style-name="T12">Modes</text:span></text:p>
              </table:table-cell>
              <table:table-cell>
                <text:p text:style-name="P3"><text:span text:style-name="T12">Description</text:span></text:p>
              </table:table-cell>
            </table:table-row>
            <table:table-row table:style-name="ro1" table:default-cell-style-name="gray2">
              <table:table-cell>
                <text:p text:style-name="P3">r</text:p>
              </table:table-cell>
              <table:table-cell>
                <text:p text:style-name="P3">Open a file for read only. File pointer starts at the beginning of the file</text:p>
              </table:table-cell>
            </table:table-row>
            <table:table-row table:style-name="ro2" table:default-cell-style-name="gray1">
              <table:table-cell>
                <text:p text:style-name="P3">w</text:p>
              </table:table-cell>
              <table:table-cell>
                <text:p text:style-name="P3">Open a file for write only. Erases the contents of the file or creates a new file if it doesn't exist. File pointer starts at the beginning of the file</text:p>
              </table:table-cell>
            </table:table-row>
            <table:table-row table:style-name="ro2" table:default-cell-style-name="gray2">
              <table:table-cell>
                <text:p text:style-name="P3">a</text:p>
              </table:table-cell>
              <table:table-cell>
                <text:p text:style-name="P3">Open a file for write only. The existing data in file is preserved. File pointer starts at the end of the file. Creates a new file if the file doesn't exist</text:p>
              </table:table-cell>
            </table:table-row>
            <table:table-row table:style-name="ro1" table:default-cell-style-name="gray1">
              <table:table-cell>
                <text:p text:style-name="P3">x</text:p>
              </table:table-cell>
              <table:table-cell>
                <text:p text:style-name="P3">Creates a new file for write only. Returns FALSE and an error if file already exists</text:p>
              </table:table-cell>
            </table:table-row>
            <table:table-row table:style-name="ro1" table:default-cell-style-name="gray2">
              <table:table-cell>
                <text:p text:style-name="P3">r+</text:p>
              </table:table-cell>
              <table:table-cell>
                <text:p text:style-name="P3">Open a file for read/write. File pointer starts at the beginning of the file</text:p>
              </table:table-cell>
            </table:table-row>
            <table:table-row table:style-name="ro2" table:default-cell-style-name="gray1">
              <table:table-cell>
                <text:p text:style-name="P3">w+</text:p>
              </table:table-cell>
              <table:table-cell>
                <text:p text:style-name="P3">Open a file for read/write. Erases the contents of the file or creates a new file if it doesn't exist. File pointer starts at the beginning of the file</text:p>
              </table:table-cell>
            </table:table-row>
            <table:table-row table:style-name="ro2" table:default-cell-style-name="gray2">
              <table:table-cell>
                <text:p text:style-name="P3">a+</text:p>
              </table:table-cell>
              <table:table-cell>
                <text:p text:style-name="P3">Open a file for read/write. The existing data in file is preserved. File pointer starts at the end of the file. Creates a new file if the file doesn't exist</text:p>
              </table:table-cell>
            </table:table-row>
            <table:table-row table:style-name="ro3" table:default-cell-style-name="gray1">
              <table:table-cell>
                <text:p text:style-name="P3">x+</text:p>
              </table:table-cell>
              <table:table-cell>
                <text:p text:style-name="P3">Creates a new file for read/write. Returns FALSE and an error if file already exist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le Upload : Form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In php.ini</text:p>
                <text:list>
                  <text:list-item>
                    <text:p>file_uploads = On</text:p>
                  </text:list-item>
                </text:list>
              </text:list-item>
              <text:list-item>
                <text:p>Create HTML Form</text:p>
              </text:list-item>
            </text:list>
            <text:p><text:span text:style-name="T13">&lt;</text:span><text:span text:style-name="T14">!DOCTYPE</text:span><text:span text:style-name="T15"> html</text:span><text:span text:style-name="T13">&gt;</text:span><text:span text:style-name="T13"><text:line-break/></text:span><text:span text:style-name="T13">&lt;</text:span><text:span text:style-name="T14">html</text:span><text:span text:style-name="T13">&gt; &lt;</text:span><text:span text:style-name="T14">body</text:span><text:span text:style-name="T13">&gt;</text:span><text:span text:style-name="T13"><text:line-break/></text:span><text:span text:style-name="T13">&lt;</text:span><text:span text:style-name="T14">form</text:span><text:span text:style-name="T15"> action</text:span><text:span text:style-name="T13">="upload.php"</text:span><text:span text:style-name="T15"> method</text:span><text:span text:style-name="T13">="post"</text:span><text:span text:style-name="T15"> </text:span><text:span text:style-name="T16">enctype</text:span><text:span text:style-name="T17">="multipart/form-data"&gt;</text:span><text:span text:style-name="T13"><text:line-break/></text:span><text:span text:style-name="T13">    Select image to upload:</text:span><text:span text:style-name="T13"><text:line-break/></text:span><text:span text:style-name="T17">    &lt;</text:span><text:span text:style-name="T18">input</text:span><text:span text:style-name="T16"> type</text:span><text:span text:style-name="T17">="file"</text:span><text:span text:style-name="T15"> name</text:span><text:span text:style-name="T13">="fileToUpload"</text:span><text:span text:style-name="T15"> id</text:span><text:span text:style-name="T13">="fileToUpload"&gt;</text:span><text:span text:style-name="T13"><text:line-break/></text:span><text:span text:style-name="T13">    &lt;</text:span><text:span text:style-name="T14">input</text:span><text:span text:style-name="T15"> type</text:span><text:span text:style-name="T13">="submit"</text:span><text:span text:style-name="T15"> value</text:span><text:span text:style-name="T13">="Upload Image"</text:span><text:span text:style-name="T15"> name</text:span><text:span text:style-name="T13">="submit"&gt;</text:span><text:span text:style-name="T13"><text:line-break/></text:span><text:span text:style-name="T13">&lt;</text:span><text:span text:style-name="T14">/form</text:span><text:span text:style-name="T13">&gt; &lt;</text:span><text:span text:style-name="T14">/body</text:span><text:span text:style-name="T13">&gt; &lt;</text:span><text:span text:style-name="T14">/html</text:span><text:span text:style-name="T13">&gt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$_FILE superglobal<text:line-break/>Automatically available on file upload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2">
              <text:list-item>
                <text:p>Array</text:p>
              </text:list-item>
              <text:list-item>
                <text:p>(</text:p>
              </text:list-item>
              <text:list-item>
                <text:p><text:s text:c="4"/>[file1] =&gt; Array</text:p>
              </text:list-item>
              <text:list-item>
                <text:p><text:s text:c="8"/>(</text:p>
              </text:list-item>
              <text:list-item>
                <text:p><text:s text:c="12"/>[name] =&gt; MyFile.txt (comes from the browser, so treat as tainted)</text:p>
              </text:list-item>
              <text:list-item>
                <text:p><text:s text:c="12"/>[type] =&gt; text/plain <text:s/>(not sure where it gets this from - assume the browser, so treat as tainted)</text:p>
              </text:list-item>
              <text:list-item>
                <text:p><text:s text:c="12"/>[tmp_name] =&gt; /tmp/php/php1h4j1o (could be anywhere on your system, depending on your config settings, but the user has no control, so this isn't tainted)</text:p>
              </text:list-item>
              <text:list-item>
                <text:p/>
              </text:list-item>
            </text:list>
          </draw:text-box>
        </draw:frame>
        <draw:frame presentation:style-name="pr5" draw:layer="layout" svg:width="12.443cm" svg:height="13cm" svg:x="14.066cm" svg:y="5.5cm" presentation:class="outline">
          <draw:text-box>
            <text:list text:style-name="L2">
              <text:list-item>
                <text:p><text:s text:c="12"/>[error] =&gt; UPLOAD_ERR_OK <text:s/>(= 0)</text:p>
              </text:list-item>
              <text:list-item>
                <text:p><text:s text:c="12"/>[size] =&gt; 123 <text:s text:c="2"/>(the size in bytes)</text:p>
              </text:list-item>
              <text:list-item>
                <text:p><text:s text:c="8"/>)</text:p>
              </text:list-item>
              <text:list-item>
                <text:p><text:s text:c="4"/>[file2] =&gt; Array</text:p>
              </text:list-item>
              <text:list-item>
                <text:p><text:s text:c="8"/>(</text:p>
              </text:list-item>
              <text:list-item>
                <text:p><text:s text:c="12"/>[name] =&gt; MyFile.jpg</text:p>
              </text:list-item>
              <text:list-item>
                <text:p><text:s text:c="12"/>[type] =&gt; image/jpeg</text:p>
              </text:list-item>
              <text:list-item>
                <text:p><text:s text:c="12"/>[tmp_name] =&gt; /tmp/php/php6hst32</text:p>
              </text:list-item>
              <text:list-item>
                <text:p><text:s text:c="12"/>[error] =&gt; UPLOAD_ERR_OK</text:p>
              </text:list-item>
              <text:list-item>
                <text:p><text:s text:c="12"/>[size] =&gt; 98174</text:p>
              </text:list-item>
              <text:list-item>
                <text:p><text:s text:c="8"/>)</text:p>
              </text:list-item>
              <text:list-item>
                <text:p>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le Upload: upload.php <text:s/>(1/5)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8">&lt;?php</text:span><text:span text:style-name="T9"><text:line-break/></text:span><text:span text:style-name="T9">$target_dir = </text:span><text:span text:style-name="T7">"uploads/"</text:span><text:span text:style-name="T9">;</text:span><text:span text:style-name="T9"><text:line-break/></text:span><text:span text:style-name="T9">$target_file = $target_dir . basename(</text:span><text:span text:style-name="T19">$_FILES</text:span><text:span text:style-name="T9">[</text:span><text:span text:style-name="T7">"fileToUpload"</text:span><text:span text:style-name="T9">][</text:span><text:span text:style-name="T7">"name"</text:span><text:span text:style-name="T9">]);</text:span></text:p>
            <text:p><text:span text:style-name="T9"><text:line-break/></text:span><text:span text:style-name="T9">$uploadOk = </text:span><text:span text:style-name="T8">1</text:span><text:span text:style-name="T9">;</text:span><text:span text:style-name="T9"><text:line-break/></text:span><text:span text:style-name="T9"/></text:p>
            <text:p><text:span text:style-name="T9">$imageFileType = strtolower(pathinfo($target_file,PATHINFO_EXTENSION));</text:span><text:span text:style-name="T9"><text:line-break/></text:span><text:span text:style-name="T20">// Check if image file is a actual image or fake im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le Upload: upload.php <text:s/>(2/5)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20">// Check if image file is a actual image or fake image</text:span><text:span text:style-name="T20"><text:line-break/></text:span><text:span text:style-name="T6">if</text:span><text:span text:style-name="T9">(</text:span><text:span text:style-name="T6">isset</text:span><text:span text:style-name="T9">(</text:span><text:span text:style-name="T19">$_POST</text:span><text:span text:style-name="T9">[</text:span><text:span text:style-name="T7">"submit"</text:span><text:span text:style-name="T9">])) {</text:span><text:span text:style-name="T9"><text:line-break/></text:span><text:span text:style-name="T9">    $check = getimagesize(</text:span><text:span text:style-name="T19">$_FILES</text:span><text:span text:style-name="T9">[</text:span><text:span text:style-name="T7">"fileToUpload"</text:span><text:span text:style-name="T9">][</text:span><text:span text:style-name="T7">"tmp_name"</text:span><text:span text:style-name="T9">]);</text:span><text:span text:style-name="T9"><text:line-break/></text:span><text:span text:style-name="T9">    </text:span><text:span text:style-name="T6">if</text:span><text:span text:style-name="T9">($check !== false) {</text:span><text:span text:style-name="T9"><text:line-break/></text:span><text:span text:style-name="T9">        </text:span><text:span text:style-name="T6">echo</text:span><text:span text:style-name="T9"> </text:span><text:span text:style-name="T7">"File is an image - "</text:span><text:span text:style-name="T9"> . $check[</text:span><text:span text:style-name="T7">"mime"</text:span><text:span text:style-name="T9">] . </text:span><text:span text:style-name="T7">"."</text:span><text:span text:style-name="T9">;</text:span><text:span text:style-name="T9"><text:line-break/></text:span><text:span text:style-name="T9">        $uploadOk = </text:span><text:span text:style-name="T8">1</text:span><text:span text:style-name="T9">;</text:span><text:span text:style-name="T9"><text:line-break/></text:span><text:span text:style-name="T9">    } </text:span><text:span text:style-name="T6">else</text:span><text:span text:style-name="T9"> {</text:span><text:span text:style-name="T9"><text:line-break/></text:span><text:span text:style-name="T9">        </text:span><text:span text:style-name="T6">echo</text:span><text:span text:style-name="T9"> </text:span><text:span text:style-name="T7">"File is not an image."</text:span><text:span text:style-name="T9">;</text:span><text:span text:style-name="T9"><text:line-break/></text:span><text:span text:style-name="T9">        $uploadOk = </text:span><text:span text:style-name="T8">0</text:span><text:span text:style-name="T9">;</text:span><text:span text:style-name="T9"><text:line-break/></text:span><text:span text:style-name="T9">    }</text:span><text:span text:style-name="T9"><text:line-break/></text:span><text:span text:style-name="T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le Upload: upload.php <text:s/>(3/5)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20">// Check if file already exists</text:span><text:span text:style-name="T20"><text:line-break/></text:span><text:span text:style-name="T6">if</text:span><text:span text:style-name="T9"> (file_exists($target_file)) {</text:span><text:span text:style-name="T9"><text:line-break/></text:span><text:span text:style-name="T9">    </text:span><text:span text:style-name="T6">echo</text:span><text:span text:style-name="T9"> </text:span><text:span text:style-name="T7">"Sorry, file already exists."</text:span><text:span text:style-name="T9">;</text:span><text:span text:style-name="T9"><text:line-break/></text:span><text:span text:style-name="T9">    $uploadOk = </text:span><text:span text:style-name="T8">0</text:span><text:span text:style-name="T9">;</text:span><text:span text:style-name="T9"><text:line-break/></text:span><text:span text:style-name="T9">}</text:span><text:span text:style-name="T9"><text:line-break/></text:span><text:span text:style-name="T20">// Check file size</text:span><text:span text:style-name="T20"><text:line-break/></text:span><text:span text:style-name="T6">if</text:span><text:span text:style-name="T9"> (</text:span><text:span text:style-name="T19">$_FILES</text:span><text:span text:style-name="T9">[</text:span><text:span text:style-name="T7">"fileToUpload"</text:span><text:span text:style-name="T9">][</text:span><text:span text:style-name="T7">"size"</text:span><text:span text:style-name="T9">] &gt; </text:span><text:span text:style-name="T8">500000</text:span><text:span text:style-name="T9">) {</text:span><text:span text:style-name="T9"><text:line-break/></text:span><text:span text:style-name="T9">    </text:span><text:span text:style-name="T6">echo</text:span><text:span text:style-name="T9"> </text:span><text:span text:style-name="T7">"Sorry, your file is too large."</text:span><text:span text:style-name="T9">;</text:span><text:span text:style-name="T9"><text:line-break/></text:span><text:span text:style-name="T9">    $uploadOk = </text:span><text:span text:style-name="T8">0</text:span><text:span text:style-name="T9">;</text:span><text:span text:style-name="T9"><text:line-break/></text:span><text:span text:style-name="T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le Upload: upload.php <text:s/>(4/5)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20">// Allow certain file formats</text:span><text:span text:style-name="T20"><text:line-break/></text:span><text:span text:style-name="T6">if</text:span><text:span text:style-name="T9">($imageFileType != </text:span><text:span text:style-name="T7">"jpg"</text:span><text:span text:style-name="T9"> &amp;&amp; $imageFileType != </text:span><text:span text:style-name="T7">"png"</text:span><text:span text:style-name="T9"> &amp;&amp; $imageFileType != </text:span><text:span text:style-name="T7">"jpeg"</text:span><text:span text:style-name="T9"><text:line-break/></text:span><text:span text:style-name="T9">&amp;&amp; $imageFileType != </text:span><text:span text:style-name="T7">"gif"</text:span><text:span text:style-name="T9"> ) {</text:span><text:span text:style-name="T9"><text:line-break/></text:span><text:span text:style-name="T9">    </text:span><text:span text:style-name="T6">echo</text:span><text:span text:style-name="T9"> </text:span><text:span text:style-name="T7">"Sorry, only JPG, JPEG, PNG &amp; GIF files are allowed."</text:span><text:span text:style-name="T9">;</text:span><text:span text:style-name="T9"><text:line-break/></text:span><text:span text:style-name="T9">    $uploadOk = </text:span><text:span text:style-name="T8">0</text:span><text:span text:style-name="T9">;</text:span><text:span text:style-name="T9"><text:line-break/></text:span><text:span text:style-name="T9">}</text:span><text:span text:style-name="T9"><text:line-break/></text:span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le Upload: upload.php <text:s/>(5/5)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20">// Check if $uploadOk is set to 0 by an error</text:span><text:span text:style-name="T20"><text:line-break/></text:span><text:span text:style-name="T6">if</text:span><text:span text:style-name="T9"> ($uploadOk == </text:span><text:span text:style-name="T8">0</text:span><text:span text:style-name="T9">) {</text:span><text:span text:style-name="T9"><text:line-break/></text:span><text:span text:style-name="T9">    </text:span><text:span text:style-name="T6">echo</text:span><text:span text:style-name="T9"> </text:span><text:span text:style-name="T7">"Sorry, your file was not uploaded."</text:span><text:span text:style-name="T9">;</text:span><text:span text:style-name="T9"><text:line-break/></text:span><text:span text:style-name="T20">// if everything is ok, try to upload file</text:span><text:span text:style-name="T20"><text:line-break/></text:span><text:span text:style-name="T9">} </text:span><text:span text:style-name="T6">else</text:span><text:span text:style-name="T9"> {</text:span><text:span text:style-name="T9"><text:line-break/></text:span><text:span text:style-name="T9">    </text:span><text:span text:style-name="T6">if</text:span><text:span text:style-name="T9"> (move_uploaded_file(</text:span><text:span text:style-name="T19">$_FILES</text:span><text:span text:style-name="T9">[</text:span><text:span text:style-name="T7">"fileToUpload"</text:span><text:span text:style-name="T9">][</text:span><text:span text:style-name="T7">"tmp_name"</text:span><text:span text:style-name="T9">], $target_file)) {</text:span><text:span text:style-name="T9"><text:line-break/></text:span><text:span text:style-name="T9">        </text:span><text:span text:style-name="T6">echo</text:span><text:span text:style-name="T9"> </text:span><text:span text:style-name="T7">"The file "</text:span><text:span text:style-name="T9">. basename( </text:span><text:span text:style-name="T19">$_FILES</text:span><text:span text:style-name="T9">[</text:span><text:span text:style-name="T7">"fileToUpload"</text:span><text:span text:style-name="T9">][</text:span><text:span text:style-name="T7">"name"</text:span><text:span text:style-name="T9">]). </text:span><text:span text:style-name="T7">" has been uploaded."</text:span><text:span text:style-name="T9">;</text:span><text:span text:style-name="T9"><text:line-break/></text:span><text:span text:style-name="T9">    } </text:span><text:span text:style-name="T6">else</text:span><text:span text:style-name="T9"> {</text:span><text:span text:style-name="T9"><text:line-break/></text:span><text:span text:style-name="T9">        </text:span><text:span text:style-name="T6">echo</text:span><text:span text:style-name="T9"> </text:span><text:span text:style-name="T7">"Sorry, there was an error uploading your file."</text:span><text:span text:style-name="T9">;</text:span><text:span text:style-name="T9"><text:line-break/></text:span><text:span text:style-name="T9">    }</text:span><text:span text:style-name="T9"><text:line-break/></text:span><text:span text:style-name="T9">}</text:span><text:span text:style-name="T9"><text:line-break/></text:span><text:span text:style-name="T8">?&gt;</text:span><text:span text:style-name="T6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1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Cookies, Sessions</text:p>
          </draw:text-box>
        </draw:frame>
        <draw:frame presentation:style-name="pr7" draw:layer="layout" svg:width="25.5cm" svg:height="7cm" svg:x="1.5cm" svg:y="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oki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A cookie is a small file that the server embeds on the user's computer (browser). </text:p>
              </text:list-item>
              <text:list-item>
                <text:p>It is sent to browser with a page, when browser requests that page.</text:p>
              </text:list-item>
              <text:list-item>
                <text:p>Each time the same computer requests the page, the browser will send the cookie also to the server</text:p>
                <text:p>With PHP, you can both create and retrieve cookie valu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okies: A cookie is created with the setcookie() function.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<text:span text:style-name="T21">// setcookie(name, value, expire, path, domain, secure, httponly);</text:span></text:p>
              </text:list-item>
              <text:list-item>
                <text:p><text:span text:style-name="T8">&lt;?php</text:span><text:span text:style-name="T9"><text:line-break/></text:span><text:span text:style-name="T9">$cookie_name = </text:span><text:span text:style-name="T7">"user"</text:span><text:span text:style-name="T9">; $cookie_value = </text:span><text:span text:style-name="T7">"John Doe"</text:span><text:span text:style-name="T9">;</text:span><text:span text:style-name="T9"><text:line-break/></text:span><text:span text:style-name="T9">setcookie($cookie_name, $cookie_value, time() + (</text:span><text:span text:style-name="T8">86400</text:span><text:span text:style-name="T9"> * </text:span><text:span text:style-name="T8">30</text:span><text:span text:style-name="T9">), </text:span><text:span text:style-name="T7">"/"</text:span><text:span text:style-name="T9">); </text:span><text:span text:style-name="T20"><text:line-break/></text:span><text:span text:style-name="T8">?&gt;</text:span><text:span text:style-name="T6"><text:line-break/></text:span><text:span text:style-name="T6">&lt;</text:span><text:span text:style-name="T7">html</text:span><text:span text:style-name="T6">&gt; <text:s/>&lt;</text:span><text:span text:style-name="T7">body</text:span><text:span text:style-name="T6">&gt;</text:span><text:span text:style-name="T6"><text:line-break/></text:span><text:span text:style-name="T8">&lt;?php</text:span><text:span text:style-name="T9"><text:line-break/></text:span><text:span text:style-name="T6">if</text:span><text:span text:style-name="T9">(!</text:span><text:span text:style-name="T6">isset</text:span><text:span text:style-name="T9">(</text:span><text:span text:style-name="T19">$_COOKIE</text:span><text:span text:style-name="T9">[$cookie_name])) {</text:span><text:span text:style-name="T9"><text:line-break/></text:span><text:span text:style-name="T9">    </text:span><text:span text:style-name="T6">echo</text:span><text:span text:style-name="T9"> </text:span><text:span text:style-name="T7">"Cookie named '"</text:span><text:span text:style-name="T9"> . $cookie_name . </text:span><text:span text:style-name="T7">"' is not set!"</text:span><text:span text:style-name="T9">;</text:span><text:span text:style-name="T9"><text:line-break/></text:span><text:span text:style-name="T9">} </text:span><text:span text:style-name="T6">else</text:span><text:span text:style-name="T9"> {</text:span><text:span text:style-name="T9"><text:line-break/></text:span><text:span text:style-name="T9">    </text:span><text:span text:style-name="T6">echo</text:span><text:span text:style-name="T9"> </text:span><text:span text:style-name="T7">"Cookie '"</text:span><text:span text:style-name="T9"> . $cookie_name . </text:span><text:span text:style-name="T7">"' is set!&lt;br&gt;"</text:span><text:span text:style-name="T9">;</text:span><text:span text:style-name="T9"><text:line-break/></text:span><text:span text:style-name="T9">    </text:span><text:span text:style-name="T6">echo</text:span><text:span text:style-name="T9"> </text:span><text:span text:style-name="T7">"Value is: "</text:span><text:span text:style-name="T9"> . </text:span><text:span text:style-name="T19">$_COOKIE</text:span><text:span text:style-name="T9">[$cookie_name];</text:span><text:span text:style-name="T9"><text:line-break/></text:span><text:span text:style-name="T9">}</text:span><text:span text:style-name="T9"><text:line-break/></text:span><text:span text:style-name="T8">?&gt; </text:span><text:span text:style-name="T6">&lt;</text:span><text:span text:style-name="T7">/body</text:span><text:span text:style-name="T6">&gt; &lt;</text:span><text:span text:style-name="T7">/html</text:span><text:span text:style-name="T6">&gt;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lete a Cookie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21">To delete a cookie, use the setcookie() function with an expiration date in the past:</text:span></text:p>
            <text:p><text:span text:style-name="T8">&lt;?php</text:span><text:span text:style-name="T9"><text:line-break/></text:span><text:span text:style-name="T20">// set the expiration date to one hour ago</text:span><text:span text:style-name="T20"><text:line-break/></text:span><text:span text:style-name="T9">setcookie(</text:span><text:span text:style-name="T7">"user"</text:span><text:span text:style-name="T9">, </text:span><text:span text:style-name="T7">""</text:span><text:span text:style-name="T9">, time() - </text:span><text:span text:style-name="T8">3600</text:span><text:span text:style-name="T9">);</text:span><text:span text:style-name="T9"><text:line-break/></text:span><text:span text:style-name="T8">?&gt;</text:span><text:span text:style-name="T6"><text:line-break/></text:span><text:span text:style-name="T6">&lt;</text:span><text:span text:style-name="T7">html</text:span><text:span text:style-name="T6">&gt;</text:span><text:span text:style-name="T6"><text:line-break/></text:span><text:span text:style-name="T6">&lt;</text:span><text:span text:style-name="T7">body</text:span><text:span text:style-name="T6">&gt;</text:span><text:span text:style-name="T6"><text:line-break/></text:span><text:span text:style-name="T8">&lt;?php</text:span><text:span text:style-name="T9"><text:line-break/></text:span><text:span text:style-name="T6">echo</text:span><text:span text:style-name="T9"> </text:span><text:span text:style-name="T7">"Cookie 'user' is deleted."</text:span><text:span text:style-name="T9">;</text:span><text:span text:style-name="T9"><text:line-break/></text:span><text:span text:style-name="T8">?&gt;</text:span><text:span text:style-name="T6"><text:line-break/></text:span><text:span text:style-name="T6">&lt;</text:span><text:span text:style-name="T7">/body</text:span><text:span text:style-name="T6">&gt;</text:span><text:span text:style-name="T6"><text:line-break/></text:span><text:span text:style-name="T6">&lt;</text:span><text:span text:style-name="T7">/html</text:span><text:span text:style-name="T6">&gt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hecking if cookies are enabled in browser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8">&lt;?php</text:span><text:span text:style-name="T9"><text:line-break/></text:span><text:span text:style-name="T9">setcookie(</text:span><text:span text:style-name="T7">"test_cookie"</text:span><text:span text:style-name="T9">, </text:span><text:span text:style-name="T7">"test"</text:span><text:span text:style-name="T9">, time() + </text:span><text:span text:style-name="T8">3600</text:span><text:span text:style-name="T9">, </text:span><text:span text:style-name="T7">'/'</text:span><text:span text:style-name="T9">);</text:span><text:span text:style-name="T9"><text:line-break/></text:span><text:span text:style-name="T8">?&gt;</text:span><text:span text:style-name="T6"><text:line-break/></text:span><text:span text:style-name="T6">&lt;</text:span><text:span text:style-name="T7">html</text:span><text:span text:style-name="T6">&gt; &lt;</text:span><text:span text:style-name="T7">body</text:span><text:span text:style-name="T6">&gt;</text:span><text:span text:style-name="T6"><text:line-break/></text:span><text:span text:style-name="T8">&lt;?php</text:span><text:span text:style-name="T9"><text:line-break/></text:span><text:span text:style-name="T6">if</text:span><text:span text:style-name="T9">(count(</text:span><text:span text:style-name="T19">$_COOKIE</text:span><text:span text:style-name="T9">) &gt; </text:span><text:span text:style-name="T8">0</text:span><text:span text:style-name="T9">) {</text:span><text:span text:style-name="T9"><text:line-break/></text:span><text:span text:style-name="T9">    </text:span><text:span text:style-name="T6">echo</text:span><text:span text:style-name="T9"> </text:span><text:span text:style-name="T7">"Cookies are enabled."</text:span><text:span text:style-name="T9">;</text:span><text:span text:style-name="T9"><text:line-break/></text:span><text:span text:style-name="T9">} </text:span><text:span text:style-name="T6">else</text:span><text:span text:style-name="T9"> {</text:span><text:span text:style-name="T9"><text:line-break/></text:span><text:span text:style-name="T9">    </text:span><text:span text:style-name="T6">echo</text:span><text:span text:style-name="T9"> </text:span><text:span text:style-name="T7">"Cookies are disabled."</text:span><text:span text:style-name="T9">;</text:span><text:span text:style-name="T9"><text:line-break/></text:span><text:span text:style-name="T9">}</text:span><text:span text:style-name="T9"><text:line-break/></text:span><text:span text:style-name="T8">?&gt;</text:span><text:span text:style-name="T6"><text:line-break/></text:span><text:span text:style-name="T6">&lt;</text:span><text:span text:style-name="T7">/body</text:span><text:span text:style-name="T6">&gt;&lt; </text:span><text:span text:style-name="T7">/html</text:span><text:span text:style-name="T6">&gt; </text:span></text:p>
          </draw:text-box>
        </draw:frame>
        <draw:frame draw:style-name="gr2" draw:text-style-name="P4" draw:layer="layout" svg:width="12.906cm" svg:height="3.974cm" svg:x="13.594cm" svg:y="9.124cm">
          <draw:text-box>
            <text:p><text:span text:style-name="T22">What’s peculiar about this code? </text:span></text:p>
            <text:p><text:span text:style-name="T12"/></text:p>
            <text:p><text:span text:style-name="T22">When does the count($_COOKIE) run?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ess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session is a way to store information (in variables) to be used across multiple pages.</text:p>
              </text:list-item>
              <text:list-item>
                <text:p/>
              </text:list-item>
              <text:list-item>
                <text:p>The information is not stored on the users computer.</text:p>
              </text:list-item>
              <text:list-item>
                <text:p/>
              </text:list-item>
              <text:list-item>
                <text:p>session variables last until the user closes the brows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tarting a session: <text:s text:c="3"/>setsession.php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8">&lt;?php</text:span><text:span text:style-name="T9"><text:line-break/></text:span><text:span text:style-name="T20">// Start the session</text:span><text:span text:style-name="T20"><text:line-break/></text:span><text:span text:style-name="T9">session_start();</text:span><text:span text:style-name="T9"><text:line-break/></text:span><text:span text:style-name="T8">?&gt;</text:span><text:span text:style-name="T23"><text:line-break/></text:span><text:span text:style-name="T6">&lt;</text:span><text:span text:style-name="T7">!DOCTYPE</text:span><text:span text:style-name="T8"> html</text:span><text:span text:style-name="T6">&gt;</text:span><text:span text:style-name="T23"><text:line-break/></text:span><text:span text:style-name="T6">&lt;</text:span><text:span text:style-name="T7">html</text:span><text:span text:style-name="T6">&gt; &lt;</text:span><text:span text:style-name="T7">body</text:span><text:span text:style-name="T6">&gt;</text:span><text:span text:style-name="T23"><text:line-break/></text:span><text:span text:style-name="T8">&lt;?php</text:span><text:span text:style-name="T9"><text:line-break/></text:span><text:span text:style-name="T20">// Set session variables</text:span><text:span text:style-name="T20"><text:line-break/></text:span><text:span text:style-name="T19">$_SESSION</text:span><text:span text:style-name="T9">[</text:span><text:span text:style-name="T7">"favcolor"</text:span><text:span text:style-name="T9">] = </text:span><text:span text:style-name="T7">"green"</text:span><text:span text:style-name="T9">;</text:span><text:span text:style-name="T9"><text:line-break/></text:span><text:span text:style-name="T19">$_SESSION</text:span><text:span text:style-name="T9">[</text:span><text:span text:style-name="T7">"favanimal"</text:span><text:span text:style-name="T9">] = </text:span><text:span text:style-name="T7">"cat"</text:span><text:span text:style-name="T9">;</text:span><text:span text:style-name="T9"><text:line-break/></text:span><text:span text:style-name="T6">echo</text:span><text:span text:style-name="T9"> </text:span><text:span text:style-name="T7">"Session variables are set."</text:span><text:span text:style-name="T9">;</text:span><text:span text:style-name="T9"><text:line-break/></text:span><text:span text:style-name="T8">?&gt;</text:span><text:span text:style-name="T23"><text:line-break/></text:span><text:span text:style-name="T6">&lt;</text:span><text:span text:style-name="T7">/body</text:span><text:span text:style-name="T6">&gt; &lt;</text:span><text:span text:style-name="T7">/html</text:span><text:span text:style-name="T6">&gt;</text:span><text:span text:style-name="T10"><text:line-break/></text:span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Using session information: usesession.php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8">&lt;?php</text:span><text:span text:style-name="T9"><text:line-break/></text:span><text:span text:style-name="T9">session_start();</text:span><text:span text:style-name="T9"><text:line-break/></text:span><text:span text:style-name="T8">?&gt;</text:span><text:span text:style-name="T23"><text:line-break/></text:span><text:span text:style-name="T6">&lt;</text:span><text:span text:style-name="T7">!DOCTYPE</text:span><text:span text:style-name="T8"> html</text:span><text:span text:style-name="T6">&gt;</text:span><text:span text:style-name="T23"><text:line-break/></text:span><text:span text:style-name="T6">&lt;</text:span><text:span text:style-name="T7">html</text:span><text:span text:style-name="T6">&gt; &lt;</text:span><text:span text:style-name="T7">body</text:span><text:span text:style-name="T6">&gt;</text:span><text:span text:style-name="T23"><text:line-break/></text:span><text:span text:style-name="T8">&lt;?php</text:span><text:span text:style-name="T9"><text:line-break/></text:span><text:span text:style-name="T20">// Echo session variables that were set on previous page</text:span><text:span text:style-name="T20"><text:line-break/></text:span><text:span text:style-name="T6">echo</text:span><text:span text:style-name="T9"> </text:span><text:span text:style-name="T7">"Favorite color is "</text:span><text:span text:style-name="T9"> . </text:span><text:span text:style-name="T19">$_SESSION</text:span><text:span text:style-name="T9">[</text:span><text:span text:style-name="T7">"favcolor"</text:span><text:span text:style-name="T9">] . </text:span><text:span text:style-name="T7">".&lt;br&gt;"</text:span><text:span text:style-name="T9">;</text:span><text:span text:style-name="T9"><text:line-break/></text:span><text:span text:style-name="T6">echo</text:span><text:span text:style-name="T9"> </text:span><text:span text:style-name="T7">"Favorite animal is "</text:span><text:span text:style-name="T9"> . </text:span><text:span text:style-name="T19">$_SESSION</text:span><text:span text:style-name="T9">[</text:span><text:span text:style-name="T7">"favanimal"</text:span><text:span text:style-name="T9">] . </text:span><text:span text:style-name="T7">"."</text:span><text:span text:style-name="T9">;</text:span><text:span text:style-name="T9"><text:line-break/></text:span><text:span text:style-name="T8">?&gt;</text:span><text:span text:style-name="T23"><text:line-break/></text:span><text:span text:style-name="T6">&lt;</text:span><text:span text:style-name="T7">/body</text:span><text:span text:style-name="T6">&gt; &lt;</text:span><text:span text:style-name="T7">/html</text:span><text:span text:style-name="T6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ow do sessions work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Most sessions set a user-key (cookie like PHPSESSID) on the user's computer that looks something like this: 765487cf34ert8dede5a562e4f3a7e12. </text:p>
              </text:list-item>
              <text:list-item>
                <text:p/>
              </text:list-item>
              <text:list-item>
                <text:p>The values of the variables in $_SESSION are stored separately on server for the particular value of user-key </text:p>
              </text:list-item>
              <text:list-item>
                <text:p/>
              </text:list-item>
              <text:list-item>
                <text:p>Then, when a session is opened on another page, it scans the computer for a the user-key (like PHPSESSID) </text:p>
              </text:list-item>
              <text:list-item>
                <text:p/>
              </text:list-item>
              <text:list-item>
                <text:p>If there is a match, it accesses that session (i.e. the variables stored on server for that user-id), if not, it starts a new session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dify a session variable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8">&lt;?php</text:span><text:span text:style-name="T9"><text:line-break/></text:span><text:span text:style-name="T9">session_start();</text:span><text:span text:style-name="T9"><text:line-break/></text:span><text:span text:style-name="T8">?&gt;</text:span><text:span text:style-name="T6"><text:line-break/></text:span><text:span text:style-name="T6">&lt;</text:span><text:span text:style-name="T7">!DOCTYPE</text:span><text:span text:style-name="T8"> html</text:span><text:span text:style-name="T6">&gt;</text:span><text:span text:style-name="T6"><text:line-break/></text:span><text:span text:style-name="T6">&lt;</text:span><text:span text:style-name="T7">html</text:span><text:span text:style-name="T6">&gt; &lt;</text:span><text:span text:style-name="T7">body</text:span><text:span text:style-name="T6">&gt;</text:span><text:span text:style-name="T6"><text:line-break/></text:span><text:span text:style-name="T8">&lt;?php</text:span><text:span text:style-name="T9"><text:line-break/></text:span><text:span text:style-name="T20">// to change a session variable, just overwrite it </text:span><text:span text:style-name="T20"><text:line-break/></text:span><text:span text:style-name="T19">$_SESSION</text:span><text:span text:style-name="T9">[</text:span><text:span text:style-name="T7">"favcolor"</text:span><text:span text:style-name="T9">] = </text:span><text:span text:style-name="T7">"yellow"</text:span><text:span text:style-name="T9">;</text:span><text:span text:style-name="T9"><text:line-break/></text:span><text:span text:style-name="T9">print_r(</text:span><text:span text:style-name="T19">$_SESSION</text:span><text:span text:style-name="T9">);</text:span><text:span text:style-name="T9"><text:line-break/></text:span><text:span text:style-name="T8">?&gt;</text:span><text:span text:style-name="T6"><text:line-break/></text:span><text:span text:style-name="T6">&lt;</text:span><text:span text:style-name="T7">/body</text:span><text:span text:style-name="T6">&gt; &lt;</text:span><text:span text:style-name="T7">/html</text:span><text:span text:style-name="T6">&gt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stroy a session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8">&lt;?php</text:span><text:span text:style-name="T9"><text:line-break/></text:span><text:span text:style-name="T9">session_start();</text:span><text:span text:style-name="T9"><text:line-break/></text:span><text:span text:style-name="T8">?&gt;</text:span><text:span text:style-name="T6"><text:line-break/></text:span><text:span text:style-name="T6">&lt;</text:span><text:span text:style-name="T7">!DOCTYPE</text:span><text:span text:style-name="T8"> html</text:span><text:span text:style-name="T6">&gt;</text:span><text:span text:style-name="T6"><text:line-break/></text:span><text:span text:style-name="T6">&lt;</text:span><text:span text:style-name="T7">html</text:span><text:span text:style-name="T6">&gt; &lt;</text:span><text:span text:style-name="T7">body</text:span><text:span text:style-name="T6">&gt;</text:span><text:span text:style-name="T6"><text:line-break/></text:span><text:span text:style-name="T8">&lt;?php</text:span><text:span text:style-name="T9"><text:line-break/></text:span><text:span text:style-name="T20">// remove all session variables</text:span><text:span text:style-name="T20"><text:line-break/></text:span><text:span text:style-name="T9">session_unset(); </text:span><text:span text:style-name="T9"><text:line-break/></text:span><text:span text:style-name="T20">// destroy the session </text:span><text:span text:style-name="T20"><text:line-break/></text:span><text:span text:style-name="T9">session_destroy(); </text:span><text:span text:style-name="T9"><text:line-break/></text:span><text:span text:style-name="T8">?&gt;</text:span><text:span text:style-name="T6"><text:line-break/></text:span><text:span text:style-name="T6">&lt;</text:span><text:span text:style-name="T7">/body</text:span><text:span text:style-name="T6">&gt; &lt;</text:span><text:span text:style-name="T7">/html</text:span><text:span text:style-name="T6">&gt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1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Filters</text:p>
          </draw:text-box>
        </draw:frame>
        <draw:frame presentation:style-name="pr7" draw:layer="layout" svg:width="25.5cm" svg:height="7cm" svg:x="1.5cm" svg:y="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lter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PHP filters are used to validate and sanitize external input.</text:p>
              </text:list-item>
              <text:list-item>
                <text:p>Why Use Filters?</text:p>
              </text:list-item>
              <text:list-item>
                <text:p/>
              </text:list-item>
              <text:list-item>
                <text:p>Many web applications receive external input. External input/data can be:</text:p>
              </text:list-item>
              <text:list-item>
                <text:p/>
              </text:list-item>
              <text:list-item>
                <text:p><text:s text:c="4"/>User input from a form</text:p>
              </text:list-item>
              <text:list-item>
                <text:p><text:s text:c="4"/>Cookies</text:p>
              </text:list-item>
              <text:list-item>
                <text:p><text:s text:c="4"/>Web services data</text:p>
              </text:list-item>
              <text:list-item>
                <text:p><text:s text:c="4"/>Server variables</text:p>
              </text:list-item>
              <text:list-item>
                <text:p><text:s text:c="4"/>Database query results</text:p>
                <text:p><text:span text:style-name="T2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HP filter_var() Function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21">The following example uses the filter_var() function to remove all HTML tags from a string:</text:span></text:p>
            <text:p><text:span text:style-name="T8">&lt;?php</text:span><text:span text:style-name="T9"><text:line-break/></text:span><text:span text:style-name="T9">$str = </text:span><text:span text:style-name="T7">"&lt;h1&gt;Hello World!&lt;/h1&gt;"</text:span><text:span text:style-name="T9">;</text:span><text:span text:style-name="T9"><text:line-break/></text:span><text:span text:style-name="T9">$newstr = filter_var($str, FILTER_SANITIZE_STRING);</text:span><text:span text:style-name="T9"><text:line-break/></text:span><text:span text:style-name="T6">echo</text:span><text:span text:style-name="T9"> $newstr;</text:span><text:span text:style-name="T9"><text:line-break/></text:span><text:span text:style-name="T8">?&gt;</text:span><text:span text:style-name="T6"> </text:span></text:p>
            <text:p><text:span text:style-name="T6">The filter_var() function filters a single variable with a specified filter. It takes two pieces of </text:span><text:span text:style-name="T6">data:</text:span></text:p>
            <text:p><text:span text:style-name="T6"><text:s text:c="4"/></text:span><text:span text:style-name="T6">The variable you want to check</text:span></text:p>
            <text:p><text:span text:style-name="T6"><text:s text:c="4"/></text:span><text:span text:style-name="T6">The type of check to use</text:span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alidate an Integer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8">&lt;?php</text:span><text:span text:style-name="T9"><text:line-break/></text:span><text:span text:style-name="T9">$int = </text:span><text:span text:style-name="T8">100</text:span><text:span text:style-name="T9">;</text:span><text:span text:style-name="T9"><text:line-break/></text:span><text:span text:style-name="T9"><text:line-break/></text:span><text:span text:style-name="T6">if</text:span><text:span text:style-name="T9"> (!filter_var($int, FILTER_VALIDATE_INT) === false) {</text:span><text:span text:style-name="T9"><text:line-break/></text:span><text:span text:style-name="T9">    </text:span><text:span text:style-name="T6">echo</text:span><text:span text:style-name="T9">(</text:span><text:span text:style-name="T7">"Integer is valid"</text:span><text:span text:style-name="T9">);</text:span><text:span text:style-name="T9"><text:line-break/></text:span><text:span text:style-name="T9">} </text:span><text:span text:style-name="T6">else</text:span><text:span text:style-name="T9"> {</text:span><text:span text:style-name="T9"><text:line-break/></text:span><text:span text:style-name="T9">    </text:span><text:span text:style-name="T6">echo</text:span><text:span text:style-name="T9">(</text:span><text:span text:style-name="T7">"Integer is not valid"</text:span><text:span text:style-name="T9">);</text:span><text:span text:style-name="T9"><text:line-break/></text:span><text:span text:style-name="T9">}</text:span><text:span text:style-name="T9"><text:line-break/></text:span><text:span text:style-name="T8">?&gt;</text:span><text:span text:style-name="T6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ip: filter_var() and Problem With 0</text:p>
          </draw:text-box>
        </draw:frame>
        <draw:frame presentation:style-name="pr5" draw:layer="layout" svg:width="25.5cm" svg:height="13cm" svg:x="1cm" svg:y="5.5cm" presentation:class="outline">
          <draw:text-box>
            <text:p>In the example above, if $int was set to 0, the function above will return "Integer is not valid". To solve this problem, use the code below:</text:p>
            <text:p><text:span text:style-name="T1">&lt;?php</text:span><text:span text:style-name="T2"><text:line-break/></text:span><text:span text:style-name="T2">$int = </text:span><text:span text:style-name="T1">0</text:span><text:span text:style-name="T2">;</text:span><text:span text:style-name="T2"><text:line-break/></text:span><text:span text:style-name="T3">if</text:span><text:span text:style-name="T2"> (filter_var($int, FILTER_VALIDATE_INT) === </text:span><text:span text:style-name="T1">0</text:span><text:span text:style-name="T2"> || !filter_var($int, <text:s/>FILTER_VALIDATE_INT) === </text:span><text:span text:style-name="T2">false) {</text:span><text:span text:style-name="T2"><text:line-break/></text:span><text:span text:style-name="T2">    </text:span><text:span text:style-name="T3">echo</text:span><text:span text:style-name="T2">(</text:span><text:span text:style-name="T4">"Integer is valid"</text:span><text:span text:style-name="T2">);</text:span><text:span text:style-name="T2"><text:line-break/></text:span><text:span text:style-name="T2">} </text:span><text:span text:style-name="T3">else</text:span><text:span text:style-name="T2"> {</text:span><text:span text:style-name="T2"><text:line-break/></text:span><text:span text:style-name="T2">    </text:span><text:span text:style-name="T3">echo</text:span><text:span text:style-name="T2">(</text:span><text:span text:style-name="T4">"Integer is not valid"</text:span><text:span text:style-name="T2">);</text:span><text:span text:style-name="T2"><text:line-break/></text:span><text:span text:style-name="T2">}</text:span><text:span text:style-name="T2"><text:line-break/></text:span><text:span text:style-name="T1">?&gt;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alidate an IP Address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8">&lt;?php</text:span><text:span text:style-name="T9"><text:line-break/></text:span><text:span text:style-name="T9">$ip = </text:span><text:span text:style-name="T7">"127.0.0.1"</text:span><text:span text:style-name="T9">;</text:span><text:span text:style-name="T9"><text:line-break/></text:span><text:span text:style-name="T9"><text:line-break/></text:span><text:span text:style-name="T6">if</text:span><text:span text:style-name="T9"> (!filter_var($ip, FILTER_VALIDATE_IP) === false) {</text:span><text:span text:style-name="T9"><text:line-break/></text:span><text:span text:style-name="T9">    </text:span><text:span text:style-name="T6">echo</text:span><text:span text:style-name="T9">(</text:span><text:span text:style-name="T7">"$ip is a valid IP address"</text:span><text:span text:style-name="T9">);</text:span><text:span text:style-name="T9"><text:line-break/></text:span><text:span text:style-name="T9">} </text:span><text:span text:style-name="T6">else</text:span><text:span text:style-name="T9"> {</text:span><text:span text:style-name="T9"><text:line-break/></text:span><text:span text:style-name="T9">    </text:span><text:span text:style-name="T6">echo</text:span><text:span text:style-name="T9">(</text:span><text:span text:style-name="T7">"$ip is not a valid IP address"</text:span><text:span text:style-name="T9">);</text:span><text:span text:style-name="T9"><text:line-break/></text:span><text:span text:style-name="T9">}</text:span><text:span text:style-name="T9"><text:line-break/></text:span><text:span text:style-name="T8">?&gt;</text:span><text:span text:style-name="T6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anitize and Validate an Email Address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8">&lt;?php</text:span><text:span text:style-name="T9"><text:line-break/></text:span><text:span text:style-name="T9">$email = </text:span><text:span text:style-name="T7">"john.doe@example.com"</text:span><text:span text:style-name="T9">;</text:span><text:span text:style-name="T9"><text:line-break/></text:span><text:span text:style-name="T9"><text:line-break/></text:span><text:span text:style-name="T20">// Remove all illegal characters from email</text:span><text:span text:style-name="T20"><text:line-break/></text:span><text:span text:style-name="T9">$email = filter_var($email, FILTER_SANITIZE_EMAIL);</text:span><text:span text:style-name="T9"><text:line-break/></text:span><text:span text:style-name="T9"><text:line-break/></text:span><text:span text:style-name="T20">// Validate e-mail</text:span><text:span text:style-name="T20"><text:line-break/></text:span><text:span text:style-name="T6">if</text:span><text:span text:style-name="T9"> (!filter_var($email, FILTER_VALIDATE_EMAIL) === false) {</text:span><text:span text:style-name="T9"><text:line-break/></text:span><text:span text:style-name="T9">    </text:span><text:span text:style-name="T6">echo</text:span><text:span text:style-name="T9">(</text:span><text:span text:style-name="T7">"$email is a valid email address"</text:span><text:span text:style-name="T9">);</text:span><text:span text:style-name="T9"><text:line-break/></text:span><text:span text:style-name="T9">} </text:span><text:span text:style-name="T6">else</text:span><text:span text:style-name="T9"> {</text:span><text:span text:style-name="T9"><text:line-break/></text:span><text:span text:style-name="T9">    </text:span><text:span text:style-name="T6">echo</text:span><text:span text:style-name="T9">(</text:span><text:span text:style-name="T7">"$email is not a valid email address"</text:span><text:span text:style-name="T9">);</text:span><text:span text:style-name="T9"><text:line-break/></text:span><text:span text:style-name="T9">}</text:span><text:span text:style-name="T9"><text:line-break/></text:span><text:span text:style-name="T8">?&gt;</text:span><text:span text:style-name="T6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anitize and Validate a URL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8">&lt;?php</text:span><text:span text:style-name="T9"><text:line-break/></text:span><text:span text:style-name="T9">$url = </text:span><text:span text:style-name="T7">"https://www.w3schools.com"</text:span><text:span text:style-name="T9">;</text:span><text:span text:style-name="T9"><text:line-break/></text:span><text:span text:style-name="T9"><text:line-break/></text:span><text:span text:style-name="T20">// Remove all illegal characters from a url</text:span><text:span text:style-name="T20"><text:line-break/></text:span><text:span text:style-name="T9">$url = filter_var($url, FILTER_SANITIZE_URL);</text:span><text:span text:style-name="T9"><text:line-break/></text:span><text:span text:style-name="T9"><text:line-break/></text:span><text:span text:style-name="T20">// Validate url</text:span><text:span text:style-name="T20"><text:line-break/></text:span><text:span text:style-name="T6">if</text:span><text:span text:style-name="T9"> (!filter_var($url, FILTER_VALIDATE_URL) === false) {</text:span><text:span text:style-name="T9"><text:line-break/></text:span><text:span text:style-name="T9">    </text:span><text:span text:style-name="T6">echo</text:span><text:span text:style-name="T9">(</text:span><text:span text:style-name="T7">"$url is a valid URL"</text:span><text:span text:style-name="T9">);</text:span><text:span text:style-name="T9"><text:line-break/></text:span><text:span text:style-name="T9">} </text:span><text:span text:style-name="T6">else</text:span><text:span text:style-name="T9"> {</text:span><text:span text:style-name="T9"><text:line-break/></text:span><text:span text:style-name="T9">    </text:span><text:span text:style-name="T6">echo</text:span><text:span text:style-name="T9">(</text:span><text:span text:style-name="T7">"$url is not a valid URL"</text:span><text:span text:style-name="T9">);</text:span><text:span text:style-name="T9"><text:line-break/></text:span><text:span text:style-name="T9">}</text:span><text:span text:style-name="T9"><text:line-break/></text:span><text:span text:style-name="T8">?&gt;</text:span><text:span text:style-name="T6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alidate an Integer Within a Range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8">&lt;?php</text:span><text:span text:style-name="T9"><text:line-break/></text:span><text:span text:style-name="T9">$int = </text:span><text:span text:style-name="T8">122</text:span><text:span text:style-name="T9">;</text:span><text:span text:style-name="T9"><text:line-break/></text:span><text:span text:style-name="T9">$min = </text:span><text:span text:style-name="T8">1</text:span><text:span text:style-name="T9">;</text:span><text:span text:style-name="T9"><text:line-break/></text:span><text:span text:style-name="T9">$max = </text:span><text:span text:style-name="T8">200</text:span><text:span text:style-name="T9">;</text:span><text:span text:style-name="T9"><text:line-break/></text:span><text:span text:style-name="T9"><text:line-break/></text:span><text:span text:style-name="T6">if</text:span><text:span text:style-name="T9"> (filter_var($int, FILTER_VALIDATE_INT, </text:span><text:span text:style-name="T6">array</text:span><text:span text:style-name="T9">(</text:span><text:span text:style-name="T7">"options"</text:span><text:span text:style-name="T9"> =&gt; </text:span><text:span text:style-name="T6">array</text:span><text:span text:style-name="T9">(</text:span><text:span text:style-name="T7">"min_range"</text:span><text:span text:style-name="T9">=&gt;$min, </text:span><text:span text:style-name="T7">"max_range"</text:span><text:span text:style-name="T9">=&gt;$max))) === false) {</text:span><text:span text:style-name="T9"><text:line-break/></text:span><text:span text:style-name="T9">    </text:span><text:span text:style-name="T6">echo</text:span><text:span text:style-name="T9">(</text:span><text:span text:style-name="T7">"Variable value is not within the legal range"</text:span><text:span text:style-name="T9">);</text:span><text:span text:style-name="T9"><text:line-break/></text:span><text:span text:style-name="T9">} </text:span><text:span text:style-name="T6">else</text:span><text:span text:style-name="T9"> {</text:span><text:span text:style-name="T9"><text:line-break/></text:span><text:span text:style-name="T9">    </text:span><text:span text:style-name="T6">echo</text:span><text:span text:style-name="T9">(</text:span><text:span text:style-name="T7">"Variable value is within the legal range"</text:span><text:span text:style-name="T9">);</text:span><text:span text:style-name="T9"><text:line-break/></text:span><text:span text:style-name="T9">}</text:span><text:span text:style-name="T9"><text:line-break/></text:span><text:span text:style-name="T8">?&gt;</text:span><text:span text:style-name="T6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move Characters With ASCII Value &gt; 127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8">&lt;?php</text:span><text:span text:style-name="T9"><text:line-break/></text:span><text:span text:style-name="T9">$str = </text:span><text:span text:style-name="T7">"&lt;h1&gt;Hello WorldÆØÅ!&lt;/h1&gt;"</text:span><text:span text:style-name="T9">;</text:span><text:span text:style-name="T9"><text:line-break/></text:span><text:span text:style-name="T9"><text:line-break/></text:span><text:span text:style-name="T9">$newstr = filter_var($str, FILTER_SANITIZE_STRING, FILTER_FLAG_STRIP_HIGH);</text:span><text:span text:style-name="T9"><text:line-break/></text:span><text:span text:style-name="T6">echo</text:span><text:span text:style-name="T9"> $newstr;</text:span><text:span text:style-name="T9"><text:line-break/></text:span><text:span text:style-name="T8">?&gt;</text:span><text:span text:style-name="T6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lter_list() 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The filter_list() function can be used to list what the PHP filter extension offers: </text:p>
              </text:list-item>
            </text:list>
            <text:p><text:span text:style-name="T13">&lt;</text:span><text:span text:style-name="T14">table</text:span><text:span text:style-name="T13">&gt;   &lt;</text:span><text:span text:style-name="T14">tr</text:span><text:span text:style-name="T13">&gt;</text:span><text:span text:style-name="T13"><text:line-break/></text:span><text:span text:style-name="T13">    &lt;</text:span><text:span text:style-name="T14">td</text:span><text:span text:style-name="T13">&gt;Filter Name&lt;</text:span><text:span text:style-name="T14">/td</text:span><text:span text:style-name="T13">&gt;     &lt;</text:span><text:span text:style-name="T14">td</text:span><text:span text:style-name="T13">&gt;Filter ID&lt;</text:span><text:span text:style-name="T14">/td</text:span><text:span text:style-name="T13">&gt;</text:span><text:span text:style-name="T13"><text:line-break/></text:span><text:span text:style-name="T13">  &lt;</text:span><text:span text:style-name="T14">/tr</text:span><text:span text:style-name="T13">&gt;</text:span><text:span text:style-name="T13"><text:line-break/></text:span><text:span text:style-name="T13">  </text:span><text:span text:style-name="T15">&lt;?php</text:span><text:span text:style-name="T25"><text:line-break/></text:span><text:span text:style-name="T25">  </text:span><text:span text:style-name="T13">foreach</text:span><text:span text:style-name="T25"> (filter_list() </text:span><text:span text:style-name="T13">as</text:span><text:span text:style-name="T25"> $id =&gt;$filter) {</text:span><text:span text:style-name="T25"><text:line-break/></text:span><text:span text:style-name="T25">      </text:span><text:span text:style-name="T13">echo</text:span><text:span text:style-name="T25"> </text:span><text:span text:style-name="T14">'&lt;tr&gt;&lt;td&gt;'</text:span><text:span text:style-name="T25"> . $filter . </text:span><text:span text:style-name="T14">'&lt;/td&gt;&lt;td&gt;'</text:span><text:span text:style-name="T25"> . filter_id($filter) . </text:span><text:span text:style-name="T14">'&lt;/td&gt;&lt;/tr&gt;'</text:span><text:span text:style-name="T25">;</text:span><text:span text:style-name="T25"><text:line-break/></text:span><text:span text:style-name="T25">  }</text:span><text:span text:style-name="T25"><text:line-break/></text:span><text:span text:style-name="T25">  </text:span><text:span text:style-name="T15">?&gt; </text:span><text:span text:style-name="T13">&lt;</text:span><text:span text:style-name="T14">/table</text:span><text:span text:style-name="T13">&gt;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lter_list outpu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5">Filter Name</text:span><text:span text:style-name="T5"><text:tab/></text:span><text:span text:style-name="T5">Filter ID</text:span></text:p>
              </text:list-item>
              <text:list-item>
                <text:p>int<text:tab/>257</text:p>
              </text:list-item>
              <text:list-item>
                <text:p>boolean<text:tab/>258</text:p>
              </text:list-item>
              <text:list-item>
                <text:p>float<text:tab/>259</text:p>
              </text:list-item>
              <text:list-item>
                <text:p>validate_regexp<text:tab/>272</text:p>
              </text:list-item>
              <text:list-item>
                <text:p>validate_domain<text:tab/>277</text:p>
              </text:list-item>
              <text:list-item>
                <text:p>validate_url<text:tab/>273</text:p>
              </text:list-item>
              <text:list-item>
                <text:p>validate_email<text:tab/>274</text:p>
              </text:list-item>
              <text:list-item>
                <text:p>validate_ip<text:tab/>275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1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Error Handling</text:p>
          </draw:text-box>
        </draw:frame>
        <draw:frame presentation:style-name="pr7" draw:layer="layout" svg:width="25.5cm" svg:height="7cm" svg:x="1.5cm" svg:y="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e()</text:p>
          </draw:text-box>
        </draw:frame>
        <draw:frame presentation:style-name="pr5" draw:layer="layout" svg:width="12.443cm" svg:height="13cm" svg:x="1cm" svg:y="5.5cm" presentation:class="outline">
          <draw:text-box>
            <text:p><text:span text:style-name="T1">&lt;?php</text:span><text:span text:style-name="T2"><text:line-break/></text:span><text:span text:style-name="T2">$file=fopen(</text:span><text:span text:style-name="T4">"welcome.txt"</text:span><text:span text:style-name="T2">,</text:span><text:span text:style-name="T4">"r"</text:span><text:span text:style-name="T2">);</text:span><text:span text:style-name="T2"><text:line-break/></text:span><text:span text:style-name="T1">?&gt;</text:span> </text:p>
            <text:p>If the file does not exist you might get an error like this:</text:p>
            <text:p><text:span text:style-name="T12">Warning</text:span>: fopen(welcome.txt) [function.fopen]: failed to open stream:<text:line-break/>No such file or directory in /var/www/html/<text:span text:style-name="T12">test.php</text:span> on line <text:span text:style-name="T12">2</text:span> </text:p>
          </draw:text-box>
        </draw:frame>
        <draw:frame presentation:style-name="pr5" draw:layer="layout" svg:width="12.443cm" svg:height="13cm" svg:x="14.066cm" svg:y="5.5cm" presentation:class="outline">
          <draw:text-box>
            <text:list text:style-name="L2">
              <text:list-item>
                <text:p>Solution</text:p>
              </text:list-item>
            </text:list>
            <text:p><text:span text:style-name="T1">&lt;?php</text:span><text:span text:style-name="T2"><text:line-break/></text:span><text:span text:style-name="T3">if</text:span><text:span text:style-name="T2">(!file_exists(</text:span><text:span text:style-name="T4">"welcome.txt"</text:span><text:span text:style-name="T2">)) {</text:span><text:span text:style-name="T2"><text:line-break/></text:span><text:span text:style-name="T2">  </text:span><text:span text:style-name="T3">die</text:span><text:span text:style-name="T2">(</text:span><text:span text:style-name="T4">"File not found"</text:span><text:span text:style-name="T2">);</text:span><text:span text:style-name="T2"><text:line-break/></text:span><text:span text:style-name="T2">} </text:span><text:span text:style-name="T3">else</text:span><text:span text:style-name="T2"> {</text:span><text:span text:style-name="T2"><text:line-break/></text:span><text:span text:style-name="T2">  $file=fopen(</text:span><text:span text:style-name="T4">"welcome.txt"</text:span><text:span text:style-name="T2">,</text:span><text:span text:style-name="T4">"r"</text:span><text:span text:style-name="T2">);</text:span><text:span text:style-name="T2"><text:line-break/></text:span><text:span text:style-name="T2">}</text:span><text:span text:style-name="T2"><text:line-break/></text:span><text:span text:style-name="T1">?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eating a Custom Error Handler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8">&lt;?php</text:span><text:span text:style-name="T9"><text:line-break/></text:span><text:span text:style-name="T20">//error handler function</text:span><text:span text:style-name="T20"><text:line-break/></text:span><text:span text:style-name="T6">function</text:span><text:span text:style-name="T9"> customError($errno, $errstr) {</text:span><text:span text:style-name="T9"><text:line-break/></text:span><text:span text:style-name="T9">  </text:span><text:span text:style-name="T6">echo</text:span><text:span text:style-name="T9"> </text:span><text:span text:style-name="T7">"&lt;b&gt;Error:&lt;/b&gt; [$errno] $errstr"</text:span><text:span text:style-name="T9">;</text:span><text:span text:style-name="T9"><text:line-break/></text:span><text:span text:style-name="T9">}</text:span><text:span text:style-name="T9"><text:line-break/></text:span><text:span text:style-name="T9"><text:line-break/></text:span><text:span text:style-name="T20">//set error handler</text:span><text:span text:style-name="T20"><text:line-break/></text:span><text:span text:style-name="T9">set_error_handler(</text:span><text:span text:style-name="T7">"customError"</text:span><text:span text:style-name="T9">);</text:span><text:span text:style-name="T9"><text:line-break/></text:span><text:span text:style-name="T9"><text:line-break/></text:span><text:span text:style-name="T20">//trigger error</text:span><text:span text:style-name="T20"><text:line-break/></text:span><text:span text:style-name="T6">echo</text:span><text:span text:style-name="T9">($test);</text:span><text:span text:style-name="T9"><text:line-break/></text:span><text:span text:style-name="T8">?&gt;</text:span><text:span text:style-name="T6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ustom Error Handler</text:p>
          </draw:text-box>
        </draw:frame>
        <draw:frame presentation:style-name="pr5" draw:layer="layout" svg:width="12.443cm" svg:height="13cm" svg:x="1cm" svg:y="5.5cm" presentation:class="outline">
          <draw:text-box>
            <text:p>In this example an E_USER_WARNING occurs if the "test" variable is bigger than "1". </text:p>
            <text:p>If an E_USER_WARNING occurs we will use our custom error handler and end the script:</text:p>
            <text:p><text:span text:style-name="T1">&lt;?php</text:span><text:span text:style-name="T2"><text:line-break/></text:span><text:span text:style-name="T11">//error handler function</text:span><text:span text:style-name="T11"><text:line-break/></text:span><text:span text:style-name="T3">function</text:span><text:span text:style-name="T2"> customError($errno, $errstr) {</text:span><text:span text:style-name="T2"><text:line-break/></text:span><text:span text:style-name="T2">  </text:span><text:span text:style-name="T3">echo</text:span><text:span text:style-name="T2"> </text:span><text:span text:style-name="T4">"&lt;b&gt;Error:&lt;/b&gt; [$errno] $errstr&lt;br&gt;"</text:span><text:span text:style-name="T2">;</text:span><text:span text:style-name="T2"><text:line-break/></text:span><text:span text:style-name="T2">  </text:span><text:span text:style-name="T3">echo</text:span><text:span text:style-name="T2"> </text:span><text:span text:style-name="T4">"Ending Script"</text:span><text:span text:style-name="T2">;</text:span><text:span text:style-name="T2"><text:line-break/></text:span><text:span text:style-name="T2">  </text:span><text:span text:style-name="T3">die</text:span><text:span text:style-name="T2">();</text:span><text:span text:style-name="T2"><text:line-break/></text:span><text:span text:style-name="T2">}</text:span></text:p>
          </draw:text-box>
        </draw:frame>
        <draw:frame presentation:style-name="pr5" draw:layer="layout" svg:width="12.443cm" svg:height="13cm" svg:x="14.066cm" svg:y="5.5cm" presentation:class="outline">
          <draw:text-box>
            <text:p><text:span text:style-name="T11">//set error handler</text:span><text:span text:style-name="T11"><text:line-break/></text:span><text:span text:style-name="T2">set_error_handler(</text:span><text:span text:style-name="T4">"customError"</text:span><text:span text:style-name="T2">,E_USER_WARNING);</text:span><text:span text:style-name="T2"><text:line-break/></text:span><text:span text:style-name="T11">//trigger error</text:span><text:span text:style-name="T11"><text:line-break/></text:span><text:span text:style-name="T2">$test=</text:span><text:span text:style-name="T1">2</text:span><text:span text:style-name="T2">;</text:span><text:span text:style-name="T2"><text:line-break/></text:span><text:span text:style-name="T3">if</text:span><text:span text:style-name="T2"> ($test&gt;=</text:span><text:span text:style-name="T1">1</text:span><text:span text:style-name="T2">) {</text:span><text:span text:style-name="T2"><text:line-break/></text:span><text:span text:style-name="T2">  trigger_error(</text:span><text:span text:style-name="T4">"Value must be 1 or below"</text:span><text:span text:style-name="T2">,E_USER_WARNING);</text:span><text:span text:style-name="T2"><text:line-break/></text:span><text:span text:style-name="T2">} </text:span><text:span text:style-name="T1">?&gt;</text:span> </text:p>
            <text:p>The output of the code above should be something like this:</text:p>
            <text:p><text:span text:style-name="T26">Error:</text:span><text:span text:style-name="T5"> [512] Value must be 1 or below</text:span><text:span text:style-name="T5"><text:line-break/></text:span><text:span text:style-name="T5">Ending Script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ception Handl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Exception handling is used to change the normal flow of the code execution if a specified error (exceptional) condition occurs. </text:p>
              </text:list-item>
              <text:list-item>
                <text:p/>
              </text:list-item>
              <text:list-item>
                <text:p>This is what normally happens when an exception is triggered:</text:p>
                <text:list>
                  <text:list-item>
                    <text:p>The current code state is saved</text:p>
                  </text:list-item>
                  <text:list-item>
                    <text:p>The code execution will switch to a predefined (custom) exception handler function</text:p>
                  </text:list-item>
                  <text:list-item>
                    <text:p>Depending on the situation, the handler may then resume the execution from the saved code state, terminate the script execution or continue the script from a different location in the code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asic Use of Exceptions</text:p>
          </draw:text-box>
        </draw:frame>
        <draw:frame presentation:style-name="pr5" draw:layer="layout" svg:width="12.443cm" svg:height="13cm" svg:x="1cm" svg:y="5.5cm" presentation:class="outline">
          <draw:text-box>
            <text:p><text:span text:style-name="T8">&lt;?php</text:span><text:span text:style-name="T9"><text:line-break/></text:span><text:span text:style-name="T20">//create function with an exception</text:span><text:span text:style-name="T20"><text:line-break/></text:span><text:span text:style-name="T6">function</text:span><text:span text:style-name="T9"> checkNum($number) {</text:span><text:span text:style-name="T9"><text:line-break/></text:span><text:span text:style-name="T9">  </text:span><text:span text:style-name="T6">if</text:span><text:span text:style-name="T9">($number&gt;</text:span><text:span text:style-name="T8">1</text:span><text:span text:style-name="T9">) {</text:span><text:span text:style-name="T9"><text:line-break/></text:span><text:span text:style-name="T9">    </text:span><text:span text:style-name="T6">throw</text:span><text:span text:style-name="T9"> </text:span><text:span text:style-name="T6">new</text:span><text:span text:style-name="T9"> Exception(</text:span><text:span text:style-name="T7">"Value must be 1 or below"</text:span><text:span text:style-name="T9">);</text:span><text:span text:style-name="T9"><text:line-break/></text:span><text:span text:style-name="T9">  }</text:span><text:span text:style-name="T9"><text:line-break/></text:span><text:span text:style-name="T9">  </text:span><text:span text:style-name="T6">return</text:span><text:span text:style-name="T9"> true;</text:span><text:span text:style-name="T9"><text:line-break/></text:span><text:span text:style-name="T9">}</text:span><text:span text:style-name="T9"><text:line-break/></text:span><text:span text:style-name="T9"><text:line-break/></text:span><text:span text:style-name="T20">//trigger exception</text:span><text:span text:style-name="T20"><text:line-break/></text:span><text:span text:style-name="T9">checkNum(</text:span><text:span text:style-name="T8">2</text:span><text:span text:style-name="T9">);</text:span><text:span text:style-name="T9"><text:line-break/></text:span><text:span text:style-name="T8">?&gt;</text:span><text:span text:style-name="T6"> </text:span></text:p>
          </draw:text-box>
        </draw:frame>
        <draw:frame presentation:style-name="pr5" draw:layer="layout" svg:width="12.443cm" svg:height="13cm" svg:x="14.066cm" svg:y="5.5cm" presentation:class="outline" presentation:user-transformed="true">
          <draw:text-box>
            <text:list text:style-name="L2">
              <text:list-item>
                <text:p>The code will get an error like this:</text:p>
              </text:list-item>
              <text:list-item>
                <text:p><text:span text:style-name="T5">Fatal error: Uncaught exception 'Exception'</text:span></text:p>
              </text:list-item>
              <text:list-item>
                <text:p><text:span text:style-name="T27">with message</text:span><text:span text:style-name="T5"> 'Value must be 1 or below' in /var/www/test.php:6</text:span></text:p>
              </text:list-item>
              <text:list-item>
                <text:p><text:span text:style-name="T5">Stack trace: #0 /var/www/test.php(12):</text:span></text:p>
              </text:list-item>
              <text:list-item>
                <text:p><text:span text:style-name="T5">checkNum(28) #1 {main} thrown in /var/www/test.php on line 6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ry, throw and catch</text:p>
          </draw:text-box>
        </draw:frame>
        <draw:frame presentation:style-name="pr5" draw:layer="layout" svg:width="12.443cm" svg:height="13cm" svg:x="1cm" svg:y="5.5cm" presentation:class="outline">
          <draw:text-box>
            <text:p><text:span text:style-name="T8">&lt;?php</text:span><text:span text:style-name="T9"><text:line-break/></text:span><text:span text:style-name="T20">//create function with an exception</text:span><text:span text:style-name="T20"><text:line-break/></text:span><text:span text:style-name="T6">function</text:span><text:span text:style-name="T9"> checkNum($number) {</text:span><text:span text:style-name="T9"><text:line-break/></text:span><text:span text:style-name="T9">  </text:span><text:span text:style-name="T6">if</text:span><text:span text:style-name="T9">($number&gt;</text:span><text:span text:style-name="T8">1</text:span><text:span text:style-name="T9">) {</text:span><text:span text:style-name="T9"><text:line-break/></text:span><text:span text:style-name="T9">    </text:span><text:span text:style-name="T6">throw</text:span><text:span text:style-name="T9"> </text:span><text:span text:style-name="T6">new</text:span><text:span text:style-name="T9"> Exception(</text:span><text:span text:style-name="T7">"Value must be 1 or below"</text:span><text:span text:style-name="T9">);</text:span><text:span text:style-name="T9"><text:line-break/></text:span><text:span text:style-name="T9">  }</text:span><text:span text:style-name="T9"><text:line-break/></text:span><text:span text:style-name="T9">  </text:span><text:span text:style-name="T6">return</text:span><text:span text:style-name="T9"> true;</text:span><text:span text:style-name="T9"><text:line-break/></text:span><text:span text:style-name="T9">}</text:span><text:span text:style-name="T9"><text:line-break/></text:span><text:span text:style-name="T9"/></text:p>
          </draw:text-box>
        </draw:frame>
        <draw:frame presentation:style-name="pr5" draw:layer="layout" svg:width="12.443cm" svg:height="13cm" svg:x="14.066cm" svg:y="5.5cm" presentation:class="outline">
          <draw:text-box>
            <text:p><text:span text:style-name="T20">//trigger exception in a "try" block</text:span><text:span text:style-name="T20"><text:line-break/></text:span><text:span text:style-name="T6">try</text:span><text:span text:style-name="T9"> {</text:span><text:span text:style-name="T9"><text:line-break/></text:span><text:span text:style-name="T9">  checkNum(</text:span><text:span text:style-name="T8">2</text:span><text:span text:style-name="T9">);</text:span><text:span text:style-name="T9"><text:line-break/></text:span><text:span text:style-name="T9">  </text:span><text:span text:style-name="T20">//If the exception is thrown, this text will not be shown</text:span><text:span text:style-name="T20"><text:line-break/></text:span><text:span text:style-name="T9">  </text:span><text:span text:style-name="T6">echo</text:span><text:span text:style-name="T9"> </text:span><text:span text:style-name="T7">'If you see this, the number is 1 or below'</text:span><text:span text:style-name="T9">;</text:span><text:span text:style-name="T9"><text:line-break/></text:span><text:span text:style-name="T9">}</text:span><text:span text:style-name="T9"><text:line-break/></text:span><text:span text:style-name="T20">//catch exception</text:span><text:span text:style-name="T20"><text:line-break/></text:span><text:span text:style-name="T6">catch</text:span><text:span text:style-name="T9">(Exception $e) {</text:span><text:span text:style-name="T9"><text:line-break/></text:span><text:span text:style-name="T9">  </text:span><text:span text:style-name="T6">echo</text:span><text:span text:style-name="T9"> </text:span><text:span text:style-name="T7">'Message: '</text:span><text:span text:style-name="T9"> .$e-&gt;getMessage();</text:span><text:span text:style-name="T9"><text:line-break/></text:span><text:span text:style-name="T9">}</text:span><text:span text:style-name="T9"><text:line-break/></text:span><text:span text:style-name="T8">?&gt;</text:span><text:span text:style-name="T6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eating a Custom Exception Class</text:p>
          </draw:text-box>
        </draw:frame>
        <draw:frame presentation:style-name="pr5" draw:layer="layout" svg:width="12.443cm" svg:height="13cm" svg:x="1cm" svg:y="5.5cm" presentation:class="outline">
          <draw:text-box>
            <text:p><text:span text:style-name="T8">&lt;?php</text:span><text:span text:style-name="T9"><text:line-break/></text:span><text:span text:style-name="T6">class</text:span><text:span text:style-name="T9"> customException </text:span><text:span text:style-name="T6">extends</text:span><text:span text:style-name="T9"> Exception {</text:span><text:span text:style-name="T9"><text:line-break/></text:span><text:span text:style-name="T9">  </text:span><text:span text:style-name="T6">public</text:span><text:span text:style-name="T9"> </text:span><text:span text:style-name="T6">function</text:span><text:span text:style-name="T9"> errorMessage() {</text:span><text:span text:style-name="T9"><text:line-break/></text:span><text:span text:style-name="T9">    </text:span><text:span text:style-name="T20">//error message</text:span><text:span text:style-name="T20"><text:line-break/></text:span><text:span text:style-name="T9">    $errorMsg = </text:span><text:span text:style-name="T7">'Error on line '</text:span><text:span text:style-name="T9">.$this-&gt;getLine().</text:span><text:span text:style-name="T7">' in '</text:span><text:span text:style-name="T9">.$this-&gt;getFile()</text:span><text:span text:style-name="T9"><text:line-break/></text:span><text:span text:style-name="T9">    .</text:span><text:span text:style-name="T7">': &lt;b&gt;'</text:span><text:span text:style-name="T9">.$this-&gt;getMessage().</text:span><text:span text:style-name="T7">'&lt;/b&gt; is not a valid E-Mail address'</text:span><text:span text:style-name="T9">;</text:span><text:span text:style-name="T9"><text:line-break/></text:span><text:span text:style-name="T9">    </text:span><text:span text:style-name="T6">return</text:span><text:span text:style-name="T9"> $errorMsg;</text:span><text:span text:style-name="T9"><text:line-break/></text:span><text:span text:style-name="T9">  }</text:span><text:span text:style-name="T9"><text:line-break/></text:span><text:span text:style-name="T9">}</text:span><text:span text:style-name="T9"><text:line-break/></text:span><text:span text:style-name="T9">$email = </text:span><text:span text:style-name="T7">"someone@example...com"</text:span><text:span text:style-name="T9">;</text:span></text:p>
          </draw:text-box>
        </draw:frame>
        <draw:frame presentation:style-name="pr5" draw:layer="layout" svg:width="12.443cm" svg:height="13cm" svg:x="14.066cm" svg:y="5.5cm" presentation:class="outline">
          <draw:text-box>
            <text:p><text:span text:style-name="T6">try</text:span><text:span text:style-name="T9"> {</text:span><text:span text:style-name="T9"><text:line-break/></text:span><text:span text:style-name="T9">  </text:span><text:span text:style-name="T20">//check if</text:span><text:span text:style-name="T20"><text:line-break/></text:span><text:span text:style-name="T9">  </text:span><text:span text:style-name="T6">if</text:span><text:span text:style-name="T9">(filter_var($email, FILTER_VALIDATE_EMAIL) === FALSE) {</text:span><text:span text:style-name="T9"><text:line-break/></text:span><text:span text:style-name="T9">    </text:span><text:span text:style-name="T20">//throw exception if email is not valid</text:span><text:span text:style-name="T20"><text:line-break/></text:span><text:span text:style-name="T9">    </text:span><text:span text:style-name="T6">throw</text:span><text:span text:style-name="T9"> </text:span><text:span text:style-name="T6">new</text:span><text:span text:style-name="T9"> customException($email);</text:span><text:span text:style-name="T9"><text:line-break/></text:span><text:span text:style-name="T9">  }</text:span><text:span text:style-name="T9"><text:line-break/></text:span><text:span text:style-name="T9">}</text:span><text:span text:style-name="T9"><text:line-break/></text:span><text:span text:style-name="T9"><text:line-break/></text:span><text:span text:style-name="T6">catch</text:span><text:span text:style-name="T9"> (customException $e) {</text:span><text:span text:style-name="T9"><text:line-break/></text:span><text:span text:style-name="T9">  </text:span><text:span text:style-name="T20">//display custom message</text:span><text:span text:style-name="T20"><text:line-break/></text:span><text:span text:style-name="T9">  </text:span><text:span text:style-name="T6">echo</text:span><text:span text:style-name="T9"> $e-&gt;errorMessage();</text:span><text:span text:style-name="T9"><text:line-break/></text:span><text:span text:style-name="T9">}</text:span><text:span text:style-name="T9"><text:line-break/></text:span><text:span text:style-name="T8">?&gt;</text:span><text:span text:style-name="T6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andling Multiple exceptions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p><text:span text:style-name="T8">&lt;?php</text:span><text:span text:style-name="T9"><text:line-break/></text:span><text:span text:style-name="T6">class</text:span><text:span text:style-name="T9"> customException </text:span><text:span text:style-name="T6">extends</text:span><text:span text:style-name="T9"> Exception {</text:span><text:span text:style-name="T9"><text:line-break/></text:span><text:span text:style-name="T9">  </text:span><text:span text:style-name="T6">public</text:span><text:span text:style-name="T9"> </text:span><text:span text:style-name="T6">function</text:span><text:span text:style-name="T9"> errorMessage()</text:span><text:span text:style-name="T8"> </text:span><text:span text:style-name="T9">{</text:span><text:span text:style-name="T9"><text:line-break/></text:span><text:span text:style-name="T9">   </text:span><text:span text:style-name="T8"> </text:span><text:span text:style-name="T20">//error message</text:span><text:span text:style-name="T20"><text:line-break/></text:span><text:span text:style-name="T9">    $errorMsg = </text:span><text:span text:style-name="T7">'Error on line '</text:span><text:span text:style-name="T9">.$this-&gt;getLine().</text:span><text:span text:style-name="T7">' in '</text:span><text:span text:style-name="T9">.$this-&gt;getFile()</text:span><text:span text:style-name="T9"><text:line-break/></text:span><text:span text:style-name="T9">    .</text:span><text:span text:style-name="T7">': &lt;b&gt;'</text:span><text:span text:style-name="T9">.$this-&gt;getMessage().</text:span><text:span text:style-name="T7">'&lt;/b&gt; is not a valid E-Mail address'</text:span><text:span text:style-name="T9">;</text:span><text:span text:style-name="T9"><text:line-break/></text:span><text:span text:style-name="T9">    </text:span><text:span text:style-name="T6">return</text:span><text:span text:style-name="T9"> $errorMsg;</text:span><text:span text:style-name="T9"><text:line-break/></text:span><text:span text:style-name="T9"> </text:span><text:span text:style-name="T8"> </text:span><text:span text:style-name="T9">}</text:span><text:span text:style-name="T9"><text:line-break/></text:span><text:span text:style-name="T9">}</text:span><text:span text:style-name="T9"><text:line-break/></text:span><text:span text:style-name="T9">$email = </text:span><text:span text:style-name="T7">"someone@example.com"</text:span><text:span text:style-name="T9">;</text:span><text:span text:style-name="T9"><text:line-break/></text:span><text:span text:style-name="T9"/></text:p>
          </draw:text-box>
        </draw:frame>
        <draw:frame presentation:style-name="pr5" draw:layer="layout" svg:width="12.443cm" svg:height="15.371cm" svg:x="14.066cm" svg:y="3.906cm" presentation:class="outline" presentation:user-transformed="true">
          <draw:text-box>
            <text:p><text:span text:style-name="T6">try</text:span><text:span text:style-name="T9"> {</text:span><text:span text:style-name="T9"><text:line-break/></text:span><text:span text:style-name="T9">  </text:span><text:span text:style-name="T20">//check if</text:span><text:span text:style-name="T20"><text:line-break/></text:span><text:span text:style-name="T9">  </text:span><text:span text:style-name="T6">if</text:span><text:span text:style-name="T9">(filter_var($email, FILTER_VALIDATE_EMAIL) === <text:s text:c="2"/>FALSE) {</text:span><text:span text:style-name="T9"><text:line-break/></text:span><text:span text:style-name="T9">    </text:span><text:span text:style-name="T20">//throw exception if email is not valid</text:span><text:span text:style-name="T20"><text:line-break/></text:span><text:span text:style-name="T9">    </text:span><text:span text:style-name="T6">throw</text:span><text:span text:style-name="T9"> </text:span><text:span text:style-name="T6">new</text:span><text:span text:style-name="T9"> customException($email);</text:span><text:span text:style-name="T9"><text:line-break/></text:span><text:span text:style-name="T9">  }</text:span></text:p>
            <text:p><text:span text:style-name="T9">  </text:span><text:span text:style-name="T20">//check for "example" in mail address</text:span><text:span text:style-name="T20"><text:line-break/></text:span><text:span text:style-name="T9">  </text:span><text:span text:style-name="T6">if</text:span><text:span text:style-name="T9">(strpos($email, </text:span><text:span text:style-name="T7">"example"</text:span><text:span text:style-name="T9">) !== FALSE) {</text:span><text:span text:style-name="T9"><text:line-break/></text:span><text:span text:style-name="T9">    </text:span><text:span text:style-name="T6">throw</text:span><text:span text:style-name="T9"> </text:span><text:span text:style-name="T6">new</text:span><text:span text:style-name="T9"> Exception(</text:span><text:span text:style-name="T7">"$email is an example e-mail"</text:span><text:span text:style-name="T9">);</text:span><text:span text:style-name="T9"><text:line-break/></text:span><text:span text:style-name="T9">  }</text:span><text:span text:style-name="T9"><text:line-break/></text:span><text:span text:style-name="T9">}</text:span><text:span text:style-name="T9"><text:line-break/></text:span><text:span text:style-name="T6">catch</text:span><text:span text:style-name="T9"> (customException $e) {</text:span><text:span text:style-name="T9"><text:line-break/></text:span><text:span text:style-name="T9">  </text:span><text:span text:style-name="T6">echo</text:span><text:span text:style-name="T9"> $e-&gt;errorMessage(); <text:s text:c="3"/>}</text:span><text:span text:style-name="T9"><text:line-break/></text:span><text:span text:style-name="T6">catch</text:span><text:span text:style-name="T9">(Exception $e) {</text:span><text:span text:style-name="T9"><text:line-break/></text:span><text:span text:style-name="T9">  </text:span><text:span text:style-name="T6">echo</text:span><text:span text:style-name="T9"> $e→getMessage(); <text:s text:c="2"/>}</text:span><text:span text:style-name="T9"><text:line-break/></text:span><text:span text:style-name="T8">?&gt;</text:span><text:span text:style-name="T6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et a Top Level Exception Handler</text:p>
          </draw:text-box>
        </draw:frame>
        <draw:frame presentation:style-name="pr5" draw:layer="layout" svg:width="25.5cm" svg:height="13cm" svg:x="1cm" svg:y="5.5cm" presentation:class="outline">
          <draw:text-box>
            <text:p>The set_exception_handler() function sets a user-defined function to handle all uncaught exceptions:</text:p>
            <text:p><text:span text:style-name="T1">&lt;?php</text:span><text:span text:style-name="T2"><text:line-break/></text:span><text:span text:style-name="T3">function</text:span><text:span text:style-name="T2"> myException($exception)</text:span><text:span text:style-name="T1"> </text:span><text:span text:style-name="T2">{</text:span><text:span text:style-name="T2"><text:line-break/></text:span><text:span text:style-name="T2">  </text:span><text:span text:style-name="T3">echo</text:span><text:span text:style-name="T2"> </text:span><text:span text:style-name="T4">"&lt;b&gt;Exception:&lt;/b&gt; "</text:span><text:span text:style-name="T2"> . $exception-&gt;getMessage();</text:span><text:span text:style-name="T2"><text:line-break/></text:span><text:span text:style-name="T2">}</text:span><text:span text:style-name="T2"><text:line-break/></text:span><text:span text:style-name="T2"><text:line-break/></text:span><text:span text:style-name="T2">set_exception_handler(</text:span><text:span text:style-name="T4">'myException'</text:span><text:span text:style-name="T2">);</text:span><text:span text:style-name="T2"><text:line-break/></text:span><text:span text:style-name="T2"><text:line-break/></text:span><text:span text:style-name="T3">throw</text:span><text:span text:style-name="T2"> </text:span><text:span text:style-name="T3">new</text:span><text:span text:style-name="T2"> Exception(</text:span><text:span text:style-name="T4">'Uncaught Exception occurred'</text:span><text:span text:style-name="T2">);</text:span><text:span text:style-name="T2"><text:line-break/></text:span><text:span text:style-name="T1">?&gt;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alizarin1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6cm" svg:height="2.5cm" svg:x="0.958cm" svg:y="9.399cm" presentation:class="title" presentation:user-transformed="true">
          <draw:text-box>
            <text:p>PHP and AJAX</text:p>
          </draw:text-box>
        </draw:frame>
        <draw:frame presentation:style-name="pr9" draw:layer="layout" svg:width="25.5cm" svg:height="7cm" svg:x="1.5cm" svg:y="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ample: showing hint, <text:s/>HTML file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6">&lt;</text:span><text:span text:style-name="T7">html</text:span><text:span text:style-name="T6">&gt; &lt;</text:span><text:span text:style-name="T7">head</text:span><text:span text:style-name="T6">&gt; &lt;</text:span><text:span text:style-name="T7">script</text:span><text:span text:style-name="T6">&gt;</text:span><text:span text:style-name="T9"><text:line-break/></text:span><text:span text:style-name="T6">function</text:span><text:span text:style-name="T9"> showHint(str) {</text:span><text:span text:style-name="T9"><text:line-break/></text:span><text:span text:style-name="T9">    </text:span><text:span text:style-name="T6">if</text:span><text:span text:style-name="T9"> (str.length == </text:span><text:span text:style-name="T8">0</text:span><text:span text:style-name="T9">) { </text:span><text:span text:style-name="T9"><text:line-break/></text:span><text:span text:style-name="T9">        document.getElementById(</text:span><text:span text:style-name="T7">"txtHint"</text:span><text:span text:style-name="T9">).innerHTML = </text:span><text:span text:style-name="T7">""</text:span><text:span text:style-name="T9">;</text:span><text:span text:style-name="T9"><text:line-break/></text:span><text:span text:style-name="T9">        </text:span><text:span text:style-name="T6">return</text:span><text:span text:style-name="T9">;</text:span><text:span text:style-name="T9"><text:line-break/></text:span><text:span text:style-name="T9">    } </text:span><text:span text:style-name="T6">else</text:span><text:span text:style-name="T9"> {</text:span><text:span text:style-name="T9"><text:line-break/></text:span><text:span text:style-name="T9">        </text:span><text:span text:style-name="T6">var</text:span><text:span text:style-name="T9"> xmlhttp = </text:span><text:span text:style-name="T6">new</text:span><text:span text:style-name="T9"> XMLHttpRequest();</text:span><text:span text:style-name="T9"><text:line-break/></text:span><text:span text:style-name="T9">        xmlhttp.onreadystatechange = </text:span><text:span text:style-name="T6">function</text:span><text:span text:style-name="T9">() {</text:span><text:span text:style-name="T9"><text:line-break/></text:span><text:span text:style-name="T9">            </text:span><text:span text:style-name="T6">if</text:span><text:span text:style-name="T9"> (</text:span><text:span text:style-name="T6">this</text:span><text:span text:style-name="T9">.readyState == </text:span><text:span text:style-name="T8">4</text:span><text:span text:style-name="T9"> &amp;&amp; </text:span><text:span text:style-name="T6">this</text:span><text:span text:style-name="T9">.status == </text:span><text:span text:style-name="T8">200</text:span><text:span text:style-name="T9">) {</text:span><text:span text:style-name="T9"><text:line-break/></text:span><text:span text:style-name="T9">                document.getElementById(</text:span><text:span text:style-name="T7">"txtHint"</text:span><text:span text:style-name="T9">).innerHTML = </text:span><text:span text:style-name="T6">this</text:span><text:span text:style-name="T9">.responseText;</text:span><text:span text:style-name="T9"><text:line-break/></text:span><text:span text:style-name="T9">            }</text:span><text:span text:style-name="T9"><text:line-break/></text:span><text:span text:style-name="T9">        };</text:span><text:span text:style-name="T9"><text:line-break/></text:span><text:span text:style-name="T9">        xmlhttp.open(</text:span><text:span text:style-name="T7">"GET"</text:span><text:span text:style-name="T9">, </text:span><text:span text:style-name="T7">"gethint.php?q="</text:span><text:span text:style-name="T9"> + str, </text:span><text:span text:style-name="T6">true</text:span><text:span text:style-name="T9">);</text:span><text:span text:style-name="T9"><text:line-break/></text:span><text:span text:style-name="T9">        xmlhttp.send();</text:span><text:span text:style-name="T9"><text:line-break/></text:span><text:span text:style-name="T9">    }</text:span><text:span text:style-name="T9"><text:line-break/></text:span><text:span text:style-name="T9">} </text:span><text:span text:style-name="T6">&lt;</text:span><text:span text:style-name="T7">/script</text:span><text:span text:style-name="T6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ample: showing hint, <text:s/>HTML fil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6">&lt;</text:span><text:span text:style-name="T7">/head</text:span><text:span text:style-name="T6">&gt;</text:span><text:span text:style-name="T6"><text:line-break/></text:span><text:span text:style-name="T6">&lt;</text:span><text:span text:style-name="T7">body</text:span><text:span text:style-name="T6">&gt;</text:span><text:span text:style-name="T6"><text:line-break/></text:span><text:span text:style-name="T6"><text:line-break/></text:span><text:span text:style-name="T6">&lt;</text:span><text:span text:style-name="T7">p</text:span><text:span text:style-name="T6">&gt;&lt;</text:span><text:span text:style-name="T7">b</text:span><text:span text:style-name="T6">&gt;Start typing a name in the input field below:&lt;</text:span><text:span text:style-name="T7">/b</text:span><text:span text:style-name="T6">&gt;&lt;</text:span><text:span text:style-name="T7">/p</text:span><text:span text:style-name="T6">&gt;</text:span><text:span text:style-name="T6"><text:line-break/></text:span><text:span text:style-name="T6">&lt;</text:span><text:span text:style-name="T7">form</text:span><text:span text:style-name="T6">&gt; </text:span><text:span text:style-name="T6"><text:line-break/></text:span><text:span text:style-name="T6">First name: &lt;</text:span><text:span text:style-name="T7">input</text:span><text:span text:style-name="T8"> type</text:span><text:span text:style-name="T6">="text"</text:span><text:span text:style-name="T8"> onkeyup</text:span><text:span text:style-name="T6">="showHint(this.value)"&gt;</text:span><text:span text:style-name="T6"><text:line-break/></text:span><text:span text:style-name="T6">&lt;</text:span><text:span text:style-name="T7">/form</text:span><text:span text:style-name="T6">&gt;</text:span><text:span text:style-name="T6"><text:line-break/></text:span><text:span text:style-name="T6">&lt;</text:span><text:span text:style-name="T7">p</text:span><text:span text:style-name="T6">&gt;Suggestions: &lt;</text:span><text:span text:style-name="T7">span</text:span><text:span text:style-name="T8"> id</text:span><text:span text:style-name="T6">="txtHint"&gt;&lt;</text:span><text:span text:style-name="T7">/span</text:span><text:span text:style-name="T6">&gt;&lt;</text:span><text:span text:style-name="T7">/p</text:span><text:span text:style-name="T6">&gt;</text:span><text:span text:style-name="T6"><text:line-break/></text:span><text:span text:style-name="T6">&lt;</text:span><text:span text:style-name="T7">/body</text:span><text:span text:style-name="T6">&gt;</text:span><text:span text:style-name="T6"><text:line-break/></text:span><text:span text:style-name="T6">&lt;</text:span><text:span text:style-name="T7">/html</text:span><text:span text:style-name="T6">&gt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etting HINTS: gethint.php (1/2)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1">&lt;?php</text:span><text:span text:style-name="T2"><text:line-break/></text:span><text:span text:style-name="T11">// Array with names</text:span><text:span text:style-name="T11"><text:line-break/></text:span><text:span text:style-name="T2">$a[] = </text:span><text:span text:style-name="T4">"Anna"</text:span><text:span text:style-name="T2">;</text:span><text:span text:style-name="T2"><text:tab/></text:span><text:span text:style-name="T2">$a[] = </text:span><text:span text:style-name="T4">"Brittany"</text:span><text:span text:style-name="T2">;</text:span><text:span text:style-name="T2"><text:tab/></text:span><text:span text:style-name="T2">$a[] = </text:span><text:span text:style-name="T4">"Cinderella"</text:span><text:span text:style-name="T2">;</text:span><text:span text:style-name="T2"><text:line-break/></text:span><text:span text:style-name="T2">$a[] = </text:span><text:span text:style-name="T4">"Diana"</text:span><text:span text:style-name="T2">;</text:span><text:span text:style-name="T2"><text:tab/></text:span><text:span text:style-name="T2">$a[] = </text:span><text:span text:style-name="T4">"Eva"</text:span><text:span text:style-name="T2">;</text:span><text:span text:style-name="T2"><text:tab/></text:span><text:span text:style-name="T2"><text:tab/></text:span><text:span text:style-name="T2">$a[] = </text:span><text:span text:style-name="T4">"Fiona"</text:span><text:span text:style-name="T2">;</text:span><text:span text:style-name="T2"><text:line-break/></text:span><text:span text:style-name="T2">$a[] = </text:span><text:span text:style-name="T4">"Gunda"</text:span><text:span text:style-name="T2">;</text:span><text:span text:style-name="T2"><text:tab/></text:span><text:span text:style-name="T2">$a[] = </text:span><text:span text:style-name="T4">"Hege"</text:span><text:span text:style-name="T2">;</text:span><text:span text:style-name="T2"><text:tab/></text:span><text:span text:style-name="T2"><text:tab/></text:span><text:span text:style-name="T2">$a[] = </text:span><text:span text:style-name="T4">"Inga"</text:span><text:span text:style-name="T2">;</text:span></text:p>
            <text:p><text:span text:style-name="T2">$a[] = </text:span><text:span text:style-name="T4">"Johanna"</text:span><text:span text:style-name="T2">;</text:span><text:span text:style-name="T2"><text:tab/></text:span><text:span text:style-name="T2">$a[] = </text:span><text:span text:style-name="T4">"Kitty"</text:span><text:span text:style-name="T2">;</text:span><text:span text:style-name="T2"><text:tab/></text:span><text:span text:style-name="T2"><text:tab/></text:span><text:span text:style-name="T2">$a[] = </text:span><text:span text:style-name="T4">"Linda"</text:span><text:span text:style-name="T2">;</text:span><text:span text:style-name="T2"><text:line-break/></text:span><text:span text:style-name="T2">$a[] = </text:span><text:span text:style-name="T4">"Nina"</text:span><text:span text:style-name="T2">;</text:span><text:span text:style-name="T2"><text:tab/></text:span><text:span text:style-name="T2"><text:tab/></text:span><text:span text:style-name="T2">$a[] = </text:span><text:span text:style-name="T4">"Ophelia"</text:span><text:span text:style-name="T2">;</text:span><text:span text:style-name="T2"><text:tab/></text:span><text:span text:style-name="T2">$a[] = </text:span><text:span text:style-name="T4">"Petunia"</text:span><text:span text:style-name="T2">;</text:span><text:span text:style-name="T2"><text:line-break/></text:span><text:span text:style-name="T2">$a[] = </text:span><text:span text:style-name="T4">"Amanda"</text:span><text:span text:style-name="T2">;</text:span><text:span text:style-name="T2"><text:tab/></text:span><text:span text:style-name="T2">$a[] = </text:span><text:span text:style-name="T4">"Raquel"</text:span><text:span text:style-name="T2">;</text:span><text:span text:style-name="T2"><text:tab/></text:span><text:span text:style-name="T2">$a[] = </text:span><text:span text:style-name="T4">"Cindy"</text:span><text:span text:style-name="T2">;</text:span><text:span text:style-name="T2"><text:line-break/></text:span><text:span text:style-name="T2"><text:line-break/></text:span><text:span text:style-name="T11">// get the q parameter from URL</text:span><text:span text:style-name="T11"><text:line-break/></text:span><text:span text:style-name="T2">$q = </text:span><text:span text:style-name="T28">$_REQUEST</text:span><text:span text:style-name="T2">[</text:span><text:span text:style-name="T4">"q"</text:span><text:span text:style-name="T2">];</text:span><text:span text:style-name="T2"><text:line-break/></text:span><text:span text:style-name="T2"><text:line-break/></text:span><text:span text:style-name="T2">$hint = </text:span><text:span text:style-name="T4">""</text:span><text:span text:style-name="T2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etting HINTS: gethint.php (2/2)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20">/ lookup all hints from array if $q is different from "" </text:span><text:span text:style-name="T20"><text:line-break/></text:span><text:span text:style-name="T6">if</text:span><text:span text:style-name="T9"> ($q !== </text:span><text:span text:style-name="T7">""</text:span><text:span text:style-name="T9">) {</text:span><text:span text:style-name="T9"><text:line-break/></text:span><text:span text:style-name="T9">    $q = strtolower($q);</text:span><text:span text:style-name="T9"><text:line-break/></text:span><text:span text:style-name="T9">    $len=strlen($q);</text:span><text:span text:style-name="T9"><text:line-break/></text:span><text:span text:style-name="T9">    </text:span><text:span text:style-name="T6">foreach</text:span><text:span text:style-name="T9">($a </text:span><text:span text:style-name="T6">as</text:span><text:span text:style-name="T9"> $name) {</text:span><text:span text:style-name="T9"><text:line-break/></text:span><text:span text:style-name="T9">        </text:span><text:span text:style-name="T6">if</text:span><text:span text:style-name="T9"> (stristr($q, substr($name, </text:span><text:span text:style-name="T8">0</text:span><text:span text:style-name="T9">, $len))) {</text:span><text:span text:style-name="T9"><text:line-break/></text:span><text:span text:style-name="T9">            </text:span><text:span text:style-name="T6">if</text:span><text:span text:style-name="T9"> ($hint === </text:span><text:span text:style-name="T7">""</text:span><text:span text:style-name="T9">) {</text:span><text:span text:style-name="T9"><text:line-break/></text:span><text:span text:style-name="T9">                $hint = $name;</text:span><text:span text:style-name="T9"><text:line-break/></text:span><text:span text:style-name="T9">            } </text:span><text:span text:style-name="T6">else</text:span><text:span text:style-name="T9"> {</text:span><text:span text:style-name="T9"><text:line-break/></text:span><text:span text:style-name="T9">                $hint .= </text:span><text:span text:style-name="T7">", $name"</text:span><text:span text:style-name="T9">;</text:span><text:span text:style-name="T9"><text:line-break/></text:span><text:span text:style-name="T9">            }         }     } }</text:span><text:span text:style-name="T9"><text:line-break/></text:span><text:span text:style-name="T20">// Output "no suggestion" if no hint was found or output correct values </text:span><text:span text:style-name="T20"><text:line-break/></text:span><text:span text:style-name="T6">echo</text:span><text:span text:style-name="T9"> $hint === </text:span><text:span text:style-name="T7">""</text:span><text:span text:style-name="T9"> ? </text:span><text:span text:style-name="T7">"no suggestion"</text:span><text:span text:style-name="T9"> : $hint;</text:span><text:span text:style-name="T9"><text:line-break/></text:span><text:span text:style-name="T8">?&gt;</text:span><text:span text:style-name="T6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JAX: Live Search, HTML file (1/3)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6">&lt;</text:span><text:span text:style-name="T7">html</text:span><text:span text:style-name="T6">&gt;</text:span><text:span text:style-name="T6"><text:line-break/></text:span><text:span text:style-name="T6">&lt;</text:span><text:span text:style-name="T7">head</text:span><text:span text:style-name="T6">&gt;</text:span><text:span text:style-name="T6"><text:line-break/></text:span><text:span text:style-name="T6">&lt;</text:span><text:span text:style-name="T7">script</text:span><text:span text:style-name="T6">&gt;</text:span><text:span text:style-name="T9"><text:line-break/></text:span><text:span text:style-name="T6">function</text:span><text:span text:style-name="T9"> showResult(str)</text:span><text:span text:style-name="T8"> </text:span><text:span text:style-name="T9">{</text:span><text:span text:style-name="T9"><text:line-break/></text:span><text:span text:style-name="T9">  </text:span><text:span text:style-name="T6">if</text:span><text:span text:style-name="T9"> (str.length==0) { </text:span><text:span text:style-name="T9"><text:line-break/></text:span><text:span text:style-name="T9"> </text:span><text:span text:style-name="T8"> </text:span><text:span text:style-name="T9">  document.getElementById(</text:span><text:span text:style-name="T7">"livesearch"</text:span><text:span text:style-name="T9">).innerHTML="";</text:span><text:span text:style-name="T9"><text:line-break/></text:span><text:span text:style-name="T9">    document.getElementById(</text:span><text:span text:style-name="T7">"livesearch"</text:span><text:span text:style-name="T9">).style.border="0px";</text:span><text:span text:style-name="T9"><text:line-break/></text:span><text:span text:style-name="T9"> </text:span><text:span text:style-name="T8"> </text:span><text:span text:style-name="T9">  </text:span><text:span text:style-name="T6">return</text:span><text:span text:style-name="T9">;</text:span><text:span text:style-name="T9"><text:line-break/></text:span><text:span text:style-name="T9">  }</text:span><text:span text:style-name="T9"><text:line-break/></text:span><text:span text:style-name="T9">  </text:span><text:span text:style-name="T6">if</text:span><text:span text:style-name="T9"> (window.XMLHttpRequest) {</text:span><text:span text:style-name="T9"><text:line-break/></text:span><text:span text:style-name="T9">    </text:span><text:span text:style-name="T20">// code for IE7+, Firefox, Chrome, Opera, Safari</text:span><text:span text:style-name="T20"><text:line-break/></text:span><text:span text:style-name="T9"> </text:span><text:span text:style-name="T8"> </text:span><text:span text:style-name="T9">  xmlhttp=</text:span><text:span text:style-name="T6">new</text:span><text:span text:style-name="T9"> XMLHttpRequest();</text:span><text:span text:style-name="T9"><text:line-break/></text:span><text:span text:style-name="T9">  } </text:span><text:span text:style-name="T6">else</text:span><text:span text:style-name="T9"> {  </text:span><text:span text:style-name="T20">// code for IE6, IE5</text:span><text:span text:style-name="T20"><text:line-break/></text:span><text:span text:style-name="T9"> </text:span><text:span text:style-name="T8"> </text:span><text:span text:style-name="T9">  xmlhttp=</text:span><text:span text:style-name="T6">new</text:span><text:span text:style-name="T9"> ActiveXObject(</text:span><text:span text:style-name="T7">"Microsoft.XMLHTTP"</text:span><text:span text:style-name="T9">);</text:span><text:span text:style-name="T9"><text:line-break/></text:span><text:span text:style-name="T9">  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JAX: Live Search, HTML file (2/3)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9">  </text:span><text:span text:style-name="T9">xmlhttp.onreadystatechange=function() {</text:span><text:span text:style-name="T9"><text:line-break/></text:span><text:span text:style-name="T9"> </text:span><text:span text:style-name="T8"> </text:span><text:span text:style-name="T9">  </text:span><text:span text:style-name="T6">if</text:span><text:span text:style-name="T9"> (</text:span><text:span text:style-name="T6">this</text:span><text:span text:style-name="T9">.readyState==4 &amp;&amp; </text:span><text:span text:style-name="T6">this</text:span><text:span text:style-name="T9">.status==200) {</text:span><text:span text:style-name="T9"><text:line-break/></text:span><text:span text:style-name="T9"> </text:span><text:span text:style-name="T8"> </text:span><text:span text:style-name="T9"> </text:span><text:span text:style-name="T8"> </text:span><text:span text:style-name="T9">  document.getElementById(</text:span><text:span text:style-name="T7">"livesearch"</text:span><text:span text:style-name="T9">).innerHTML=this.responseText;</text:span><text:span text:style-name="T9"><text:line-break/></text:span><text:span text:style-name="T9">      document.getElementById(</text:span><text:span text:style-name="T7">"livesearch"</text:span><text:span text:style-name="T9">).style.border="1px solid #A5ACB2</text:span><text:span text:style-name="T7">";</text:span><text:span text:style-name="T7"><text:line-break/></text:span><text:span text:style-name="T7">    }</text:span><text:span text:style-name="T7"><text:line-break/></text:span><text:span text:style-name="T7">  }</text:span><text:span text:style-name="T7"><text:line-break/></text:span><text:span text:style-name="T7">  xmlhttp.open("</text:span><text:span text:style-name="T9">GET</text:span><text:span text:style-name="T7">","</text:span><text:span text:style-name="T9">livesearch.php?q="+str,</text:span><text:span text:style-name="T6">true</text:span><text:span text:style-name="T9">);</text:span><text:span text:style-name="T9"><text:line-break/></text:span><text:span text:style-name="T9">  xmlhttp.send();</text:span><text:span text:style-name="T9"><text:line-break/></text:span><text:span text:style-name="T9">}</text:span><text:span text:style-name="T9"><text:line-break/></text:span><text:span text:style-name="T6">&lt;</text:span><text:span text:style-name="T7">/script</text:span><text:span text:style-name="T6">&gt;</text:span><text:span text:style-name="T6"><text:line-break/></text:span><text:span text:style-name="T6">&lt;</text:span><text:span text:style-name="T7">/head</text:span><text:span text:style-name="T6">&gt;</text:span><text:span text:style-name="T6"><text:line-break/></text:span><text:span text:style-name="T6">&lt;</text:span><text:span text:style-name="T7">body</text:span><text:span text:style-name="T6">&gt;</text:span><text:span text:style-name="T6"><text:line-break/></text:span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JAX: Live Search, HTML file (3/3)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6">&lt;</text:span><text:span text:style-name="T7">form</text:span><text:span text:style-name="T6">&gt;</text:span><text:span text:style-name="T6"><text:line-break/></text:span><text:span text:style-name="T6">&lt;</text:span><text:span text:style-name="T7">input</text:span><text:span text:style-name="T8"> type</text:span><text:span text:style-name="T6">="text"</text:span><text:span text:style-name="T8"> size</text:span><text:span text:style-name="T6">="30"</text:span><text:span text:style-name="T8"> onkeyup</text:span><text:span text:style-name="T6">="showResult(this.value)"&gt;</text:span><text:span text:style-name="T6"><text:line-break/></text:span><text:span text:style-name="T6">&lt;</text:span><text:span text:style-name="T7">div</text:span><text:span text:style-name="T8"> id</text:span><text:span text:style-name="T6">="livesearch"&gt;&lt;</text:span><text:span text:style-name="T7">/div</text:span><text:span text:style-name="T6">&gt;</text:span><text:span text:style-name="T6"><text:line-break/></text:span><text:span text:style-name="T6">&lt;</text:span><text:span text:style-name="T7">/form</text:span><text:span text:style-name="T6">&gt;</text:span><text:span text:style-name="T6"><text:line-break/></text:span><text:span text:style-name="T6"><text:line-break/></text:span><text:span text:style-name="T6">&lt;</text:span><text:span text:style-name="T7">/body</text:span><text:span text:style-name="T6">&gt;</text:span><text:span text:style-name="T6"><text:line-break/></text:span><text:span text:style-name="T6">&lt;</text:span><text:span text:style-name="T7">/html</text:span><text:span text:style-name="T6">&gt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JAX: Live search, PHP code (1/3)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8">&lt;?php</text:span><text:span text:style-name="T9"><text:line-break/></text:span><text:span text:style-name="T9">$xmlDoc=</text:span><text:span text:style-name="T6">new</text:span><text:span text:style-name="T9"> DOMDocument();</text:span><text:span text:style-name="T9"><text:line-break/></text:span><text:span text:style-name="T9">$xmlDoc-&gt;load(</text:span><text:span text:style-name="T7">"links.xml"</text:span><text:span text:style-name="T9">);</text:span><text:span text:style-name="T9"><text:line-break/></text:span><text:span text:style-name="T9"><text:line-break/></text:span><text:span text:style-name="T9">$x=$xmlDoc-&gt;getElementsByTagName(</text:span><text:span text:style-name="T7">'link'</text:span><text:span text:style-name="T9">);</text:span><text:span text:style-name="T9"><text:line-break/></text:span><text:span text:style-name="T9"><text:line-break/></text:span><text:span text:style-name="T20">//get the q parameter from URL</text:span><text:span text:style-name="T20"><text:line-break/></text:span><text:span text:style-name="T9">$q=</text:span><text:span text:style-name="T19">$_GET</text:span><text:span text:style-name="T9">[</text:span><text:span text:style-name="T7">"q"</text:span><text:span text:style-name="T9">];</text:span><text:span text:style-name="T9"><text:line-break/></text:span><text:span text:style-name="T9"><text:line-break/></text:span><text:span text:style-name="T20">//lookup all links from the xml file if length of q&gt;0</text:span><text:span text:style-name="T20"><text:line-break/></text:span><text:span text:style-name="T6">if</text:span><text:span text:style-name="T9"> (strlen($q)&gt;</text:span><text:span text:style-name="T8">0</text:span><text:span text:style-name="T9">)</text:span><text:span text:style-name="T8"> </text:span><text:span text:style-name="T9">{</text:span><text:span text:style-name="T9"><text:line-break/></text:span><text:span text:style-name="T9">  $hint=</text:span><text:span text:style-name="T7">""</text:span><text:span text:style-name="T9">;</text:span><text:span text:style-name="T9"><text:line-break/></text:span><text:span text:style-name="T9">  </text:span><text:span text:style-name="T6">for</text:span><text:span text:style-name="T9">($i=</text:span><text:span text:style-name="T8">0</text:span><text:span text:style-name="T9">; $i&lt;($x-&gt;length); $i++) {</text:span><text:span text:style-name="T9"><text:line-break/></text:span><text:span text:style-name="T9"> </text:span><text:span text:style-name="T8"> </text:span><text:span text:style-name="T9">  $y=$x-&gt;item($i)-&gt;getElementsByTagName(</text:span><text:span text:style-name="T7">'title'</text:span><text:span text:style-name="T9">);</text:span><text:span text:style-name="T9"><text:line-break/></text:span><text:span text:style-name="T9">    $z=$x-&gt;item($i)-&gt;getElementsByTagName(</text:span><text:span text:style-name="T7">'url'</text:span><text:span text:style-name="T9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JAX: Live search, PHP code (2/3)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6">if</text:span><text:span text:style-name="T9"> (strlen($q)&gt;</text:span><text:span text:style-name="T8">0</text:span><text:span text:style-name="T9">)</text:span><text:span text:style-name="T8"> </text:span><text:span text:style-name="T9">{</text:span><text:span text:style-name="T9"><text:line-break/></text:span><text:span text:style-name="T9">  $hint=</text:span><text:span text:style-name="T7">""</text:span><text:span text:style-name="T9">;</text:span><text:span text:style-name="T9"><text:line-break/></text:span><text:span text:style-name="T9">  </text:span><text:span text:style-name="T6">for</text:span><text:span text:style-name="T9">($i=</text:span><text:span text:style-name="T8">0</text:span><text:span text:style-name="T9">; $i&lt;($x-&gt;length); $i++) {</text:span><text:span text:style-name="T9"><text:line-break/></text:span><text:span text:style-name="T9"> </text:span><text:span text:style-name="T8"> </text:span><text:span text:style-name="T9">  $y=$x-&gt;item($i)-&gt;getElementsByTagName(</text:span><text:span text:style-name="T7">'title'</text:span><text:span text:style-name="T9">);</text:span><text:span text:style-name="T9"><text:line-break/></text:span><text:span text:style-name="T9">    $z=$x-&gt;item($i)-&gt;getElementsByTagName(</text:span><text:span text:style-name="T7">'url'</text:span><text:span text:style-name="T9">);</text:span><text:span text:style-name="T9"><text:line-break/></text:span><text:span text:style-name="T9"> </text:span><text:span text:style-name="T8"> </text:span><text:span text:style-name="T9">  </text:span><text:span text:style-name="T6">if</text:span><text:span text:style-name="T9"> ($y-&gt;item(</text:span><text:span text:style-name="T8">0</text:span><text:span text:style-name="T9">)-&gt;nodeType==</text:span><text:span text:style-name="T8">1</text:span><text:span text:style-name="T9">) {</text:span><text:span text:style-name="T9"><text:line-break/></text:span><text:span text:style-name="T9"> </text:span><text:span text:style-name="T8"> </text:span><text:span text:style-name="T9">    </text:span><text:span text:style-name="T20">//find a link matching the search text</text:span><text:span text:style-name="T20"><text:line-break/></text:span><text:span text:style-name="T9">      </text:span><text:span text:style-name="T6">if</text:span><text:span text:style-name="T9"> (stristr($y-&gt;item(</text:span><text:span text:style-name="T8">0</text:span><text:span text:style-name="T9">)-&gt;childNodes-&gt;item(</text:span><text:span text:style-name="T8">0</text:span><text:span text:style-name="T9">)-&gt;nodeValue,$q)) {</text:span><text:span text:style-name="T9"><text:line-break/></text:span><text:span text:style-name="T9"> </text:span><text:span text:style-name="T8"> </text:span><text:span text:style-name="T9">      </text:span><text:span text:style-name="T6">if</text:span><text:span text:style-name="T9"> ($hint==</text:span><text:span text:style-name="T7">""</text:span><text:span text:style-name="T9">) {</text:span><text:span text:style-name="T9"><text:line-break/></text:span><text:span text:style-name="T9"> </text:span><text:span text:style-name="T8"> </text:span><text:span text:style-name="T9">        $hint=</text:span><text:span text:style-name="T7">"&lt;a href='"</text:span><text:span text:style-name="T9"> .  $z-&gt;item(</text:span><text:span text:style-name="T8">0</text:span><text:span text:style-name="T9">)-&gt;childNodes-&gt;item(</text:span><text:span text:style-name="T8">0</text:span><text:span text:style-name="T9">)-&gt;nodeValue . </text:span><text:span text:style-name="T7">"' target='_blank'&gt;"</text:span><text:span text:style-name="T9"> . </text:span><text:span text:style-name="T9"><text:line-break/></text:span><text:span text:style-name="T9">          $y-&gt;item(</text:span><text:span text:style-name="T8">0</text:span><text:span text:style-name="T9">)-&gt;childNodes-&gt;item(</text:span><text:span text:style-name="T8">0</text:span><text:span text:style-name="T9">)-&gt;nodeValue . </text:span><text:span text:style-name="T7">"&lt;/a&gt;"</text:span><text:span text:style-name="T9">;</text:span><text:span text:style-name="T9"><text:line-break/></text:span><text:span text:style-name="T9">        } </text:span><text:span text:style-name="T6">else</text:span><text:span text:style-name="T9"> {</text:span><text:span text:style-name="T9"><text:line-break/></text:span><text:span text:style-name="T9"> </text:span><text:span text:style-name="T8"> </text:span><text:span text:style-name="T9">        $hint=$hint . </text:span><text:span text:style-name="T7">"&lt;br /&gt;&lt;a href='"</text:span><text:span text:style-name="T9"> . $z-&gt;item(</text:span><text:span text:style-name="T8">0</text:span><text:span text:style-name="T9">)-&gt;childNodes-&gt;item(</text:span><text:span text:style-name="T8">0</text:span><text:span text:style-name="T9">)-&gt;nodeValue . </text:span><text:span text:style-name="T7">"' </text:span><text:span text:style-name="T7">target='_blank'&gt;"</text:span><text:span text:style-name="T9"> . $y-&gt;item(</text:span><text:span text:style-name="T8">0</text:span><text:span text:style-name="T9">)-&gt;childNodes-&gt;item(</text:span><text:span text:style-name="T8">0</text:span><text:span text:style-name="T9">)-&gt;nodeValue . </text:span><text:span text:style-name="T7">"&lt;/a&gt;"</text:span><text:span text:style-name="T9">;</text:span><text:span text:style-name="T9"><text:line-break/></text:span><text:span text:style-name="T9">        }       }     }   } 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源ノ角ゴシック Heavy2" svg:font-family="'源ノ角ゴシック Heavy'" style:font-adornments="Heavy" style:font-pitch="variable"/>
    <style:font-face style:name="源ノ角ゴシック Light3" svg:font-family="'源ノ角ゴシック Light'" style:font-adornments="標準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3" svg:font-family="'Source Sans Pro Light'" style:font-adornments="Semibold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Lohit Devanagari1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6T10:43:05.238556162</meta:creation-date>
    <meta:editing-duration>PT17H58M47S</meta:editing-duration>
    <meta:editing-cycles>48</meta:editing-cycles>
    <meta:generator>LibreOffice/5.1.4.2$Linux_X86_64 LibreOffice_project/f99d75f39f1c57ebdd7ffc5f42867c12031db97a</meta:generator>
    <dc:date>2018-02-08T14:46:53.033766063</dc:date>
    <meta:document-statistic meta:object-count="295"/>
    <meta:template xlink:type="simple" xlink:actuate="onRequest" xlink:title="Alizarin" xlink:href="../../../../../../../../opt/libreoffice5.1/share/template/common/presnt/Alizarin.otp" meta:date="2018-02-06T10:43:05.01733249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